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7年(西元1998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51792.7333333333" calcext:value-type="float">
            <text:p><text:s/>51,793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79140" calcext:value-type="float">
            <text:p><text:s/>79,140 <text:s/></text:p>
          </table:table-cell>
          <table:table-cell table:number-columns-repeated="6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24946152.2066667" calcext:value-type="float">
            <text:p><text:s/>24,946,152 <text:s/></text:p>
          </table:table-cell>
          <table:table-cell table:style-name="ce50" office:value-type="float" office:value="5635840" calcext:value-type="float">
            <text:p><text:s/>5,635,840 <text:s/></text:p>
          </table:table-cell>
          <table:table-cell table:style-name="ce50" office:value-type="float" office:value="29592458" calcext:value-type="float">
            <text:p><text:s/>29,592,458 <text:s/></text:p>
          </table:table-cell>
          <table:table-cell table:style-name="ce50" office:value-type="float" office:value="50516" calcext:value-type="float">
            <text:p><text:s/>50,516 <text:s/></text:p>
          </table:table-cell>
          <table:table-cell table:style-name="ce50" office:value-type="float" office:value="1813523" calcext:value-type="float">
            <text:p><text:s/>1,813,52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98016" calcext:value-type="float">
            <text:p><text:s/>198,01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430.888888888889" calcext:value-type="float">
            <text:p><text:s/>43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54" calcext:value-type="float">
            <text:p><text:s/>55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116218.485378351" calcext:value-type="float">
            <text:p><text:s/>-116,218 <text:s/></text:p>
          </table:table-cell>
          <table:table-cell table:style-name="ce50" office:value-type="float" office:value="-233970" calcext:value-type="float">
            <text:p><text:s/>-233,970 <text:s/></text:p>
          </table:table-cell>
          <table:table-cell table:style-name="ce50" office:value-type="float" office:value="63322.4269935559" calcext:value-type="float">
            <text:p><text:s/>63,32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44271.426993556" calcext:value-type="float">
            <text:p><text:s/>-44,27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182.77" calcext:value-type="float">
            <text:p><text:s/>14,18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25113732.5364895" calcext:value-type="float">
            <text:p><text:s/>25,113,733 <text:s/></text:p>
          </table:table-cell>
          <table:table-cell table:style-name="ce51" office:value-type="float" office:value="5869810" calcext:value-type="float">
            <text:p><text:s/>5,869,810 <text:s/></text:p>
          </table:table-cell>
          <table:table-cell table:style-name="ce51" office:value-type="float" office:value="29608275.5730064" calcext:value-type="float">
            <text:p><text:s/>29,608,276 <text:s/></text:p>
          </table:table-cell>
          <table:table-cell table:style-name="ce51" office:value-type="float" office:value="50516" calcext:value-type="float">
            <text:p><text:s/>50,516 <text:s/></text:p>
          </table:table-cell>
          <table:table-cell table:style-name="ce51" office:value-type="float" office:value="1857794.42699356" calcext:value-type="float">
            <text:p><text:s/>1,857,794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83279.23" calcext:value-type="float">
            <text:p><text:s/>183,279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654897.494866667" calcext:value-type="float">
            <text:p><text:s/>654,897 <text:s/></text:p>
          </table:table-cell>
          <table:table-cell table:style-name="ce51" office:value-type="float" office:value="362374" calcext:value-type="float">
            <text:p><text:s/>362,374 <text:s/></text:p>
          </table:table-cell>
          <table:table-cell table:style-name="ce51" office:value-type="float" office:value="478987" calcext:value-type="float">
            <text:p><text:s/>478,987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24822.8334" calcext:value-type="float">
            <text:p><text:s/>24,823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4422857.4213765" calcext:value-type="float">
            <text:p><text:s/>24,422,857 <text:s/></text:p>
          </table:table-cell>
          <table:table-cell table:style-name="ce50" office:value-type="float" office:value="5507436" calcext:value-type="float">
            <text:p><text:s/>5,507,436 <text:s/></text:p>
          </table:table-cell>
          <table:table-cell table:style-name="ce50" office:value-type="float" office:value="23946876.306178" calcext:value-type="float">
            <text:p><text:s/>23,946,87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57794.42699356" calcext:value-type="float">
            <text:p><text:s/>1,857,79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915293.5109" calcext:value-type="float">
            <text:p><text:s/>3,915,29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671621.13666667" calcext:value-type="float">
            <text:p><text:s/>4,671,621 <text:s/></text:p>
          </table:table-cell>
          <table:table-cell table:style-name="ce50" office:value-type="float" office:value="5507436" calcext:value-type="float">
            <text:p><text:s/>5,507,436 <text:s/></text:p>
          </table:table-cell>
          <table:table-cell table:style-name="ce50" office:value-type="float" office:value="503289" calcext:value-type="float">
            <text:p><text:s/>503,28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3745877.35534444" calcext:value-type="float">
            <text:p><text:s/>3,745,87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23256.46" calcext:value-type="float">
            <text:p><text:s/>923,25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915293.5109" calcext:value-type="float">
            <text:p><text:s/>3,915,29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3150833.3576006" calcext:value-type="float">
            <text:p><text:s/>13,150,83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165393.5730064" calcext:value-type="float">
            <text:p><text:s/>19,165,39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57794.42699356" calcext:value-type="float">
            <text:p><text:s/>1,857,79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98466.9511111111" calcext:value-type="float">
            <text:p><text:s/>98,4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5757" calcext:value-type="float">
            <text:p><text:s/>145,75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756058.62065366" calcext:value-type="float">
            <text:p><text:s/>2,756,05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209180.27317153" calcext:value-type="float">
            <text:p><text:s/>3,209,180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5938996.24888889" calcext:value-type="float">
            <text:p><text:s/>5,938,99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571417" calcext:value-type="float">
            <text:p><text:s/>4,571,41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5938996.24888889" calcext:value-type="float">
            <text:p><text:s/>5,938,99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571417" calcext:value-type="float">
            <text:p><text:s/>4,571,41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925120.613666667" calcext:value-type="float">
            <text:p><text:s/>925,121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56387.393" calcext:value-type="float">
            <text:p><text:s/>456,38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468733.220666667" calcext:value-type="float">
            <text:p><text:s/>468,733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24732.5824666667" calcext:value-type="float">
            <text:p><text:s/>24,733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3156.3966" calcext:value-type="float">
            <text:p><text:s/>3,156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025120.6730019" calcext:value-type="float">
            <text:p><text:s/>5,025,121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5182412.26682847" calcext:value-type="float">
            <text:p><text:s/>5,182,412 <text:s/></text:p>
          </table:table-cell>
          <table:table-cell table:style-name="ce52" office:value-type="float" office:value="50516" calcext:value-type="float">
            <text:p><text:s/>50,516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811423.4891" calcext:value-type="float">
            <text:p><text:s/>811,423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4818543.16189079" calcext:value-type="float">
            <text:p><text:s/>4,818,543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5182412.26682847" calcext:value-type="float">
            <text:p><text:s/>5,182,412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597061.4891" calcext:value-type="float">
            <text:p><text:s/>597,061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4818543.16189079" calcext:value-type="float">
            <text:p><text:s/>4,818,54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182412.26682847" calcext:value-type="float">
            <text:p><text:s/>5,182,4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97061.4891" calcext:value-type="float">
            <text:p><text:s/>597,06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74219.3765293607" calcext:value-type="float">
            <text:p><text:s/>74,21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9864.20867833" calcext:value-type="float">
            <text:p><text:s/>109,86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344591.137038488" calcext:value-type="float">
            <text:p><text:s/>344,59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10085.56469513" calcext:value-type="float">
            <text:p><text:s/>510,08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348091.65390498" calcext:value-type="float">
            <text:p><text:s/>1,348,0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95987.25249092" calcext:value-type="float">
            <text:p><text:s/>1,995,98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728359.989680632" calcext:value-type="float">
            <text:p><text:s/>728,36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78164.45840883" calcext:value-type="float">
            <text:p><text:s/>1,078,16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17504.9955555556" calcext:value-type="float">
            <text:p>( 17,505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5912" calcext:value-type="float">
            <text:p>( 25,91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710854.994125076" calcext:value-type="float">
            <text:p>( 710,855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052252.45840883" calcext:value-type="float">
            <text:p>( 1,052,25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348675.250424873" calcext:value-type="float">
            <text:p><text:s/>348,67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16131.12727366" calcext:value-type="float">
            <text:p><text:s/>516,13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271056.413799473" calcext:value-type="float">
            <text:p><text:s/>271,05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1691.66680843" calcext:value-type="float">
            <text:p><text:s/>401,69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714294.86555556" calcext:value-type="float">
            <text:p><text:s/>1,714,29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37692" calcext:value-type="float">
            <text:p><text:s/>2,537,69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714294.86555556" calcext:value-type="float">
            <text:p><text:s/>1,714,29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37692" calcext:value-type="float">
            <text:p><text:s/>2,537,69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317901.45052222" calcext:value-type="float">
            <text:p><text:s/>1,317,90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97061.4891" calcext:value-type="float">
            <text:p><text:s/>597,06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317901.45052222" calcext:value-type="float">
            <text:p><text:s/>1,317,90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97061.4891" calcext:value-type="float">
            <text:p><text:s/>597,06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9444.6783401852" calcext:value-type="float">
            <text:p><text:s/>19,44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783.24096409" calcext:value-type="float">
            <text:p><text:s/>28,78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06577.511111111" calcext:value-type="float">
            <text:p><text:s/>206,57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0516" calcext:value-type="float">
            <text:p><text:s/>50,51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4362" calcext:value-type="float">
            <text:p><text:s/>214,36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06577.511111111" calcext:value-type="float">
            <text:p><text:s/>206,57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0516" calcext:value-type="float">
            <text:p><text:s/>50,51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4362" calcext:value-type="float">
            <text:p><text:s/>214,36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70437474.166996" calcext:value-type="float">
            <text:p><text:s/>70,437,47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63304427.6440876" calcext:value-type="float">
            <text:p><text:s/>63,304,42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7133046.5229084" calcext:value-type="float">
            <text:p><text:s/>7,133,047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57702597.66" calcext:value-type="float">
            <text:p><text:s/>57,702,59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3248918.1370916" calcext:value-type="float">
            <text:p><text:s/>53,248,91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453679.5229084" calcext:value-type="float">
            <text:p><text:s/>4,453,680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250844.808767" calcext:value-type="float">
            <text:p><text:s/>250,84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50844.808767" calcext:value-type="float">
            <text:p><text:s/>250,845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12484031.698229" calcext:value-type="float">
            <text:p><text:s/>12,484,03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804664.698229" calcext:value-type="float">
            <text:p><text:s/>9,804,66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679367" calcext:value-type="float">
            <text:p><text:s/>2,679,367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7年(西元1998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number-columns-repeated="2" table:style-name="ce49" office:value-type="float" office:value="53978" calcext:value-type="float">
            <text:p><text:s/>53,978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066004.7406624" calcext:value-type="float">
            <text:p><text:s/>47,066,005 <text:s/></text:p>
          </table:table-cell>
          <table:table-cell table:style-name="ce50" office:value-type="float" office:value="38514276" calcext:value-type="float">
            <text:p><text:s/>38,514,27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78382.148" calcext:value-type="float">
            <text:p><text:s/>1,378,38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51941.95003371" calcext:value-type="float">
            <text:p><text:s/>2,251,9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502.286" calcext:value-type="float">
            <text:p><text:s/>13,50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83138.13333333" calcext:value-type="float">
            <text:p><text:s/>3,383,13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91692.44444444" calcext:value-type="float">
            <text:p><text:s/>1,691,6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16664.286400512" calcext:value-type="float">
            <text:p><text:s/>716,664 <text:s/></text:p>
          </table:table-cell>
          <table:table-cell table:style-name="ce50" office:value-type="float" office:value="-148137" calcext:value-type="float">
            <text:p><text:s/>-148,13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8536.357" calcext:value-type="float">
            <text:p><text:s/>78,53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9076545.9264504" calcext:value-type="float">
            <text:p><text:s/>39,076,546 <text:s/></text:p>
          </table:table-cell>
          <table:table-cell table:style-name="ce51" office:value-type="float" office:value="38716391" calcext:value-type="float">
            <text:p><text:s/>38,716,391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286343.505" calcext:value-type="float">
            <text:p><text:s/>1,286,34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55841.59777778" calcext:value-type="float">
            <text:p><text:s/>2,055,84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11350" calcext:value-type="float">
            <text:p><text:s/>311,350 <text:s/></text:p>
          </table:table-cell>
          <table:table-cell table:style-name="ce50" office:value-type="float" office:value="4167180" calcext:value-type="float">
            <text:p><text:s/>4,167,180 <text:s/></text:p>
          </table:table-cell>
          <table:table-cell table:style-name="ce50" office:value-type="float" office:value="373040" calcext:value-type="float">
            <text:p><text:s/>373,040 <text:s/></text:p>
          </table:table-cell>
          <table:table-cell table:style-name="ce50" office:value-type="float" office:value="45697459.5732735" calcext:value-type="float">
            <text:p><text:s/>45,697,460 <text:s/></text:p>
          </table:table-cell>
          <table:table-cell table:style-name="ce50" office:value-type="float" office:value="38716391" calcext:value-type="float">
            <text:p><text:s/>38,716,39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8716391" calcext:value-type="float">
            <text:p><text:s/>38,716,39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255426.13333333" calcext:value-type="float">
            <text:p><text:s/>6,255,42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18.08888888889" calcext:value-type="float">
            <text:p><text:s/>5,01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311350" calcext:value-type="float">
            <text:p><text:s/>311,350 <text:s/></text:p>
          </table:table-cell>
          <table:table-cell table:style-name="ce51" office:value-type="float" office:value="4167180" calcext:value-type="float">
            <text:p><text:s/>4,167,180 <text:s/></text:p>
          </table:table-cell>
          <table:table-cell table:style-name="ce51" office:value-type="float" office:value="373040" calcext:value-type="float">
            <text:p><text:s/>373,040 <text:s/></text:p>
          </table:table-cell>
          <table:table-cell table:style-name="ce51" office:value-type="float" office:value="720624.351051278" calcext:value-type="float">
            <text:p><text:s/>720,624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2113902" calcext:value-type="float">
            <text:p><text:s/>2,113,902 <text:s/></text:p>
          </table:table-cell>
          <table:table-cell table:style-name="ce50" office:value-type="float" office:value="14084140" calcext:value-type="float">
            <text:p><text:s/>14,084,140 <text:s/></text:p>
          </table:table-cell>
          <table:table-cell table:style-name="ce50" office:value-type="float" office:value="871740" calcext:value-type="float">
            <text:p><text:s/>871,740 <text:s/></text:p>
          </table:table-cell>
          <table:table-cell table:style-name="ce50" office:value-type="float" office:value="40368100.43958" calcext:value-type="float">
            <text:p><text:s/>40,368,10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5741" calcext:value-type="float">
            <text:p><text:s/>1,325,741 <text:s/></text:p>
          </table:table-cell>
          <table:table-cell table:style-name="ce50" office:value-type="float" office:value="1448135.172" calcext:value-type="float">
            <text:p><text:s/>1,448,13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2113902" calcext:value-type="float">
            <text:p><text:s/>2,113,902 <text:s/></text:p>
          </table:table-cell>
          <table:table-cell table:style-name="ce50" office:value-type="float" office:value="14084140" calcext:value-type="float">
            <text:p><text:s/>14,084,140 <text:s/></text:p>
          </table:table-cell>
          <table:table-cell table:style-name="ce50" office:value-type="float" office:value="871740" calcext:value-type="float">
            <text:p><text:s/>871,740 <text:s/></text:p>
          </table:table-cell>
          <table:table-cell table:style-name="ce50" office:value-type="float" office:value="39692471.7006742" calcext:value-type="float">
            <text:p><text:s/>39,692,47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5741" calcext:value-type="float">
            <text:p><text:s/>1,325,741 <text:s/></text:p>
          </table:table-cell>
          <table:table-cell table:style-name="ce50" office:value-type="float" office:value="1380799.25667943" calcext:value-type="float">
            <text:p><text:s/>1,380,79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675628.738905778" calcext:value-type="float">
            <text:p><text:s/>675,62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67335.9153205727" calcext:value-type="float">
            <text:p><text:s/>67,33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56975" calcext:value-type="float">
            <text:p><text:s/>556,975 <text:s/></text:p>
          </table:table-cell>
          <table:table-cell table:style-name="ce50" office:value-type="float" office:value="7087210" calcext:value-type="float">
            <text:p><text:s/>7,087,210 <text:s/></text:p>
          </table:table-cell>
          <table:table-cell table:style-name="ce50" office:value-type="float" office:value="256837" calcext:value-type="float">
            <text:p><text:s/>256,837 <text:s/></text:p>
          </table:table-cell>
          <table:table-cell table:style-name="ce50" office:value-type="float" office:value="1949864.25368518" calcext:value-type="float">
            <text:p><text:s/>1,949,86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5741" calcext:value-type="float">
            <text:p><text:s/>1,325,741 <text:s/></text:p>
          </table:table-cell>
          <table:table-cell table:style-name="ce50" office:value-type="float" office:value="4492.278" calcext:value-type="float">
            <text:p><text:s/>4,49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4.266666666667" calcext:value-type="float">
            <text:p><text:s/>14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32177" calcext:value-type="float">
            <text:p><text:s/>332,177 <text:s/></text:p>
          </table:table-cell>
          <table:table-cell table:style-name="ce50" office:value-type="float" office:value="2872992" calcext:value-type="float">
            <text:p><text:s/>2,872,992 <text:s/></text:p>
          </table:table-cell>
          <table:table-cell table:style-name="ce50" office:value-type="float" office:value="256837" calcext:value-type="float">
            <text:p><text:s/>256,837 <text:s/></text:p>
          </table:table-cell>
          <table:table-cell table:style-name="ce50" office:value-type="float" office:value="64747.9111111111" calcext:value-type="float">
            <text:p><text:s/>64,74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224798" calcext:value-type="float">
            <text:p><text:s/>224,798 <text:s/></text:p>
          </table:table-cell>
          <table:table-cell table:style-name="ce50" office:value-type="float" office:value="4214218" calcext:value-type="float">
            <text:p><text:s/>4,214,21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6.444444444444" calcext:value-type="float">
            <text:p><text:s/>28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84635.36479629" calcext:value-type="float">
            <text:p><text:s/>1,884,63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5741" calcext:value-type="float">
            <text:p><text:s/>1,325,741 <text:s/></text:p>
          </table:table-cell>
          <table:table-cell table:style-name="ce50" office:value-type="float" office:value="4492.278" calcext:value-type="float">
            <text:p><text:s/>4,49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.2666666666667" calcext:value-type="float">
            <text:p><text:s/>5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5752" calcext:value-type="float">
            <text:p><text:s/>5,752 <text:s/></text:p>
          </table:table-cell>
          <table:table-cell table:style-name="ce52" office:value-type="float" office:value="186681" calcext:value-type="float">
            <text:p><text:s/>186,681 <text:s/></text:p>
          </table:table-cell>
          <table:table-cell table:style-name="ce52" office:value-type="float" office:value="16741" calcext:value-type="float">
            <text:p><text:s/>16,741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239825" calcext:value-type="float">
            <text:p><text:s/>1,239,825 <text:s/></text:p>
          </table:table-cell>
          <table:table-cell table:style-name="ce52" office:value-type="float" office:value="2643069" calcext:value-type="float">
            <text:p><text:s/>2,643,069 <text:s/></text:p>
          </table:table-cell>
          <table:table-cell table:style-name="ce52" office:value-type="float" office:value="225122" calcext:value-type="float">
            <text:p><text:s/>225,122 <text:s/></text:p>
          </table:table-cell>
          <table:table-cell table:style-name="ce52" office:value-type="float" office:value="29741480.9412939" calcext:value-type="float">
            <text:p><text:s/>29,741,481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729986.399" calcext:value-type="float">
            <text:p><text:s/>2,729,986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239825" calcext:value-type="float">
            <text:p><text:s/>1,239,825 <text:s/></text:p>
          </table:table-cell>
          <table:table-cell table:style-name="ce52" office:value-type="float" office:value="2643069" calcext:value-type="float">
            <text:p><text:s/>2,643,069 <text:s/></text:p>
          </table:table-cell>
          <table:table-cell table:style-name="ce52" office:value-type="float" office:value="225122" calcext:value-type="float">
            <text:p><text:s/>225,122 <text:s/></text:p>
          </table:table-cell>
          <table:table-cell table:style-name="ce52" office:value-type="float" office:value="21981332.4854741" calcext:value-type="float">
            <text:p><text:s/>21,981,332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729986.399" calcext:value-type="float">
            <text:p><text:s/>2,729,98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239825" calcext:value-type="float">
            <text:p><text:s/>1,239,825 <text:s/></text:p>
          </table:table-cell>
          <table:table-cell table:style-name="ce50" office:value-type="float" office:value="2643069" calcext:value-type="float">
            <text:p><text:s/>2,643,069 <text:s/></text:p>
          </table:table-cell>
          <table:table-cell table:style-name="ce50" office:value-type="float" office:value="225122" calcext:value-type="float">
            <text:p><text:s/>225,122 <text:s/></text:p>
          </table:table-cell>
          <table:table-cell table:style-name="ce50" office:value-type="float" office:value="6913347.19566799" calcext:value-type="float">
            <text:p><text:s/>6,913,34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71709.186" calcext:value-type="float">
            <text:p><text:s/>671,70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825.1874577778" calcext:value-type="float">
            <text:p><text:s/>37,82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34.512" calcext:value-type="float">
            <text:p><text:s/>33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0910.795079152" calcext:value-type="float">
            <text:p><text:s/>450,9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182.218" calcext:value-type="float">
            <text:p><text:s/>14,18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32713.20743923" calcext:value-type="float">
            <text:p><text:s/>1,332,7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451.882" calcext:value-type="float">
            <text:p><text:s/>8,4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918.1284744445" calcext:value-type="float">
            <text:p><text:s/>50,9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1.802" calcext:value-type="float">
            <text:p><text:s/>16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152.8413011111" calcext:value-type="float">
            <text:p><text:s/>12,15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57.946" calcext:value-type="float">
            <text:p><text:s/>2,3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8453.102768756" calcext:value-type="float">
            <text:p><text:s/>468,45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661.352" calcext:value-type="float">
            <text:p><text:s/>4,66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76.7021522222" calcext:value-type="float">
            <text:p><text:s/>10,47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560.862" calcext:value-type="float">
            <text:p><text:s/>9,56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30263.1141245" calcext:value-type="float">
            <text:p><text:s/>1,730,2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984.956" calcext:value-type="float">
            <text:p><text:s/>4,9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86626.87587998" calcext:value-type="float">
            <text:p><text:s/>1,586,62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984.956" calcext:value-type="float">
            <text:p><text:s/>4,9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289160.75119588" calcext:value-type="float">
            <text:p>( 1,289,161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4984.956" calcext:value-type="float">
            <text:p>( 4,985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97466.124684101" calcext:value-type="float">
            <text:p>( 297,466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380.1074479053" calcext:value-type="float">
            <text:p><text:s/>64,38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9256.130796616" calcext:value-type="float">
            <text:p><text:s/>79,25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5845.058058889" calcext:value-type="float">
            <text:p><text:s/>195,84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583.078" calcext:value-type="float">
            <text:p><text:s/>5,58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818.1381711111" calcext:value-type="float">
            <text:p><text:s/>43,8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14.204" calcext:value-type="float">
            <text:p><text:s/>3,414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315165.816578889" calcext:value-type="float">
            <text:p><text:s/>315,166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37354.446" calcext:value-type="float">
            <text:p><text:s/>37,35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68440.041182222" calcext:value-type="float">
            <text:p><text:s/>668,44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2439.664" calcext:value-type="float">
            <text:p><text:s/>112,44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5316.597933333" calcext:value-type="float">
            <text:p><text:s/>185,3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81.64" calcext:value-type="float">
            <text:p><text:s/>1,78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3123.443248889" calcext:value-type="float">
            <text:p><text:s/>483,12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0658.024" calcext:value-type="float">
            <text:p><text:s/>110,6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9584.3283288889" calcext:value-type="float">
            <text:p>( 29,584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40126.896" calcext:value-type="float">
            <text:p>( 40,127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7961.2038" calcext:value-type="float">
            <text:p>( 7,961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10798.92" calcext:value-type="float">
            <text:p>( 10,799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239825" calcext:value-type="float">
            <text:p><text:s/>1,239,825 <text:s/></text:p>
          </table:table-cell>
          <table:table-cell table:style-name="ce50" office:value-type="float" office:value="2643069" calcext:value-type="float">
            <text:p><text:s/>2,643,069 <text:s/></text:p>
          </table:table-cell>
          <table:table-cell table:style-name="ce50" office:value-type="float" office:value="225122" calcext:value-type="float">
            <text:p><text:s/>225,122 <text:s/></text:p>
          </table:table-cell>
          <table:table-cell table:style-name="ce50" office:value-type="float" office:value="860886.143881111" calcext:value-type="float">
            <text:p><text:s/>860,88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6628.518" calcext:value-type="float">
            <text:p><text:s/>96,62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239825" calcext:value-type="float">
            <text:p><text:s/>1,239,825 <text:s/></text:p>
          </table:table-cell>
          <table:table-cell table:style-name="ce50" office:value-type="float" office:value="2643069" calcext:value-type="float">
            <text:p><text:s/>2,643,069 <text:s/></text:p>
          </table:table-cell>
          <table:table-cell table:style-name="ce50" office:value-type="float" office:value="225122" calcext:value-type="float">
            <text:p><text:s/>225,122 <text:s/></text:p>
          </table:table-cell>
          <table:table-cell table:style-name="ce50" office:value-type="float" office:value="731280.688072222" calcext:value-type="float">
            <text:p><text:s/>731,28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6820.59" calcext:value-type="float">
            <text:p><text:s/>66,82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9605.455808889" calcext:value-type="float">
            <text:p><text:s/>129,6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807.928" calcext:value-type="float">
            <text:p><text:s/>29,80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390" calcext:value-type="float">
            <text:p>( 390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7012.843937778" calcext:value-type="float">
            <text:p><text:s/>127,0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9464.144" calcext:value-type="float">
            <text:p><text:s/>49,464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8562.5641377778" calcext:value-type="float">
            <text:p><text:s/>18,563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4486.824" calcext:value-type="float">
            <text:p><text:s/>4,48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7556.924418574" calcext:value-type="float">
            <text:p><text:s/>107,55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167.574" calcext:value-type="float">
            <text:p><text:s/>15,16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3474.2595577778" calcext:value-type="float">
            <text:p><text:s/>63,47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386.652" calcext:value-type="float">
            <text:p><text:s/>24,38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6410.526946667" calcext:value-type="float">
            <text:p><text:s/>226,4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8088.552" calcext:value-type="float">
            <text:p><text:s/>278,0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7.0666666666667" calcext:value-type="float">
            <text:p><text:s/>8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2374.733333333" calcext:value-type="float">
            <text:p><text:s/>192,37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913939.1986694" calcext:value-type="float">
            <text:p><text:s/>11,913,93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915.115" calcext:value-type="float">
            <text:p><text:s/>24,91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0464.666666667" calcext:value-type="float">
            <text:p><text:s/>380,46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094819.6431139" calcext:value-type="float">
            <text:p><text:s/>11,094,82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915.115" calcext:value-type="float">
            <text:p><text:s/>24,91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071.6444444444" calcext:value-type="float">
            <text:p><text:s/>45,07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3583.244444444" calcext:value-type="float">
            <text:p><text:s/>393,58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7171.777777778" calcext:value-type="float">
            <text:p><text:s/>727,17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92" calcext:value-type="float">
            <text:p><text:s/>1,6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725479.777777778" calcext:value-type="float">
            <text:p><text:s/>725,480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27238.644444445" calcext:value-type="float">
            <text:p><text:s/>927,23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8556.933333333" calcext:value-type="float">
            <text:p><text:s/>218,55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80.86666666667" calcext:value-type="float">
            <text:p><text:s/>3,88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794.57777777778" calcext:value-type="float">
            <text:p><text:s/>6,79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8.444444444444" calcext:value-type="float">
            <text:p><text:s/>72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50.26666666667" calcext:value-type="float">
            <text:p><text:s/>1,75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4812.777777778" calcext:value-type="float">
            <text:p><text:s/>564,81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30714.777777778" calcext:value-type="float">
            <text:p><text:s/>130,715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499635.66891444" calcext:value-type="float">
            <text:p><text:s/>1,499,636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033362.098" calcext:value-type="float">
            <text:p><text:s/>2,033,36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760148.45581985" calcext:value-type="float">
            <text:p><text:s/>7,760,14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760148.45581985" calcext:value-type="float">
            <text:p><text:s/>7,760,14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4469234.46666667" calcext:value-type="float">
            <text:p>( 4,469,234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0065738.448802" calcext:value-type="float">
            <text:p><text:s/>30,065,738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6153542.077" calcext:value-type="float">
            <text:p><text:s/>26,153,542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1611.191233" calcext:value-type="float">
            <text:p><text:s/>11,611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900585.180569" calcext:value-type="float">
            <text:p><text:s/>3,900,585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7年(西元1998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19616" calcext:value-type="float">
            <text:p><text:s/>519,616 <text:s/></text:p>
          </table:table-cell>
          <table:table-cell table:style-name="ce50" office:value-type="float" office:value="2251519" calcext:value-type="float">
            <text:p><text:s/>2,251,519 <text:s/></text:p>
          </table:table-cell>
          <table:table-cell table:style-name="ce50" office:value-type="float" office:value="2212317" calcext:value-type="float">
            <text:p><text:s/>2,212,31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16789" calcext:value-type="float">
            <text:p><text:s/>416,78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8270.503985948" calcext:value-type="float">
            <text:p><text:s/>148,27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44" calcext:value-type="float">
            <text:p><text:s/>544 <text:s/></text:p>
          </table:table-cell>
          <table:table-cell table:style-name="ce50" office:value-type="float" office:value="1902610" calcext:value-type="float">
            <text:p><text:s/>1,902,61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420571.103985948" calcext:value-type="float">
            <text:p><text:s/>-420,571 <text:s/></text:p>
          </table:table-cell>
          <table:table-cell table:style-name="ce50" office:value-type="float" office:value="-365481" calcext:value-type="float">
            <text:p><text:s/>-365,481 <text:s/></text:p>
          </table:table-cell>
          <table:table-cell table:style-name="ce50" office:value-type="float" office:value="-38043.4216079031" calcext:value-type="float">
            <text:p><text:s/>-38,043 <text:s/></text:p>
          </table:table-cell>
          <table:table-cell table:style-name="ce50" office:value-type="float" office:value="71" calcext:value-type="float">
            <text:p><text:s/>71 <text:s/></text:p>
          </table:table-cell>
          <table:table-cell table:style-name="ce50" office:value-type="float" office:value="-34078.15304259" calcext:value-type="float">
            <text:p><text:s/>-34,078 <text:s/></text:p>
          </table:table-cell>
          <table:table-cell table:style-name="ce50" office:value-type="float" office:value="-137768.84695741" calcext:value-type="float">
            <text:p><text:s/>-137,769 <text:s/></text:p>
          </table:table-cell>
          <table:table-cell table:style-name="ce50" office:value-type="float" office:value="343096" calcext:value-type="float">
            <text:p><text:s/>343,09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791916.6" calcext:value-type="float">
            <text:p><text:s/>791,917 <text:s/></text:p>
          </table:table-cell>
          <table:table-cell table:style-name="ce51" office:value-type="float" office:value="2617000" calcext:value-type="float">
            <text:p><text:s/>2,617,000 <text:s/></text:p>
          </table:table-cell>
          <table:table-cell table:style-name="ce51" office:value-type="float" office:value="2250360.4216079" calcext:value-type="float">
            <text:p><text:s/>2,250,360 <text:s/></text:p>
          </table:table-cell>
          <table:table-cell table:style-name="ce51" office:value-type="float" office:value="-71" calcext:value-type="float">
            <text:p><text:s/>-71 <text:s/></text:p>
          </table:table-cell>
          <table:table-cell table:style-name="ce51" office:value-type="float" office:value="33534.15304259" calcext:value-type="float">
            <text:p><text:s/>33,534 <text:s/></text:p>
          </table:table-cell>
          <table:table-cell table:style-name="ce51" office:value-type="float" office:value="-1348052.15304259" calcext:value-type="float">
            <text:p><text:s/>-1,348,052 <text:s/></text:p>
          </table:table-cell>
          <table:table-cell table:style-name="ce51" office:value-type="float" office:value="-343096" calcext:value-type="float">
            <text:p><text:s/>-343,09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11769.6" calcext:value-type="float">
            <text:p><text:s/>311,770 <text:s/></text:p>
          </table:table-cell>
          <table:table-cell table:style-name="ce50" office:value-type="float" office:value="978" calcext:value-type="float">
            <text:p><text:s/>978 <text:s/></text:p>
          </table:table-cell>
          <table:table-cell table:style-name="ce50" office:value-type="float" office:value="98.4216079030725" calcext:value-type="float">
            <text:p><text:s/>98 <text:s/></text:p>
          </table:table-cell>
          <table:table-cell table:style-name="ce50" office:value-type="float" office:value="981" calcext:value-type="float">
            <text:p><text:s/>981 <text:s/></text:p>
          </table:table-cell>
          <table:table-cell table:style-name="ce50" office:value-type="float" office:value="1178.99422567476" calcext:value-type="float">
            <text:p><text:s/>1,179 <text:s/></text:p>
          </table:table-cell>
          <table:table-cell table:style-name="ce50" office:value-type="float" office:value="22491.0057743252" calcext:value-type="float">
            <text:p><text:s/>22,491 <text:s/></text:p>
          </table:table-cell>
          <table:table-cell table:style-name="ce50" office:value-type="float" office:value="136300" calcext:value-type="float">
            <text:p><text:s/>136,30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730061" calcext:value-type="float">
            <text:p><text:s/>4,730,061 <text:s/></text:p>
          </table:table-cell>
          <table:table-cell table:style-name="ce50" office:value-type="float" office:value="6365252" calcext:value-type="float">
            <text:p><text:s/>6,365,252 <text:s/></text:p>
          </table:table-cell>
          <table:table-cell table:style-name="ce50" office:value-type="float" office:value="5508962" calcext:value-type="float">
            <text:p><text:s/>5,508,962 <text:s/></text:p>
          </table:table-cell>
          <table:table-cell table:style-name="ce50" office:value-type="float" office:value="1328" calcext:value-type="float">
            <text:p><text:s/>1,328 <text:s/></text:p>
          </table:table-cell>
          <table:table-cell table:style-name="ce50" office:value-type="float" office:value="109427.841183085" calcext:value-type="float">
            <text:p><text:s/>109,428 <text:s/></text:p>
          </table:table-cell>
          <table:table-cell table:style-name="ce50" office:value-type="float" office:value="1843560.15881692" calcext:value-type="float">
            <text:p><text:s/>1,843,560 <text:s/></text:p>
          </table:table-cell>
          <table:table-cell table:style-name="ce50" office:value-type="float" office:value="516194" calcext:value-type="float">
            <text:p><text:s/>516,19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730061" calcext:value-type="float">
            <text:p><text:s/>4,730,061 <text:s/></text:p>
          </table:table-cell>
          <table:table-cell table:style-name="ce50" office:value-type="float" office:value="5711254.48769231" calcext:value-type="float">
            <text:p><text:s/>5,711,254 <text:s/></text:p>
          </table:table-cell>
          <table:table-cell table:style-name="ce50" office:value-type="float" office:value="4942842.11490733" calcext:value-type="float">
            <text:p><text:s/>4,942,842 <text:s/></text:p>
          </table:table-cell>
          <table:table-cell table:style-name="ce50" office:value-type="float" office:value="1328" calcext:value-type="float">
            <text:p><text:s/>1,328 <text:s/></text:p>
          </table:table-cell>
          <table:table-cell table:style-name="ce50" office:value-type="float" office:value="109427.841183085" calcext:value-type="float">
            <text:p><text:s/>109,428 <text:s/></text:p>
          </table:table-cell>
          <table:table-cell table:style-name="ce50" office:value-type="float" office:value="1843560.15881692" calcext:value-type="float">
            <text:p><text:s/>1,843,560 <text:s/></text:p>
          </table:table-cell>
          <table:table-cell table:style-name="ce50" office:value-type="float" office:value="516194" calcext:value-type="float">
            <text:p><text:s/>516,19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653997.512307692" calcext:value-type="float">
            <text:p><text:s/>653,998 <text:s/></text:p>
          </table:table-cell>
          <table:table-cell table:style-name="ce51" office:value-type="float" office:value="566119.885092673" calcext:value-type="float">
            <text:p><text:s/>566,12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71" calcext:value-type="float">
            <text:p><text:s/>2,371 <text:s/></text:p>
          </table:table-cell>
          <table:table-cell table:style-name="ce50" office:value-type="float" office:value="2108" calcext:value-type="float">
            <text:p><text:s/>2,10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13" calcext:value-type="float">
            <text:p><text:s/>1,113 <text:s/></text:p>
          </table:table-cell>
          <table:table-cell table:style-name="ce50" office:value-type="float" office:value="11" calcext:value-type="float">
            <text:p><text:s/>1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6" calcext:value-type="float">
            <text:p><text:s/>17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37" calcext:value-type="float">
            <text:p><text:s/>2,137 <text:s/></text:p>
          </table:table-cell>
          <table:table-cell table:style-name="ce50" office:value-type="float" office:value="2050" calcext:value-type="float">
            <text:p><text:s/>2,05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13" calcext:value-type="float">
            <text:p><text:s/>1,113 <text:s/></text:p>
          </table:table-cell>
          <table:table-cell table:style-name="ce50" office:value-type="float" office:value="11" calcext:value-type="float">
            <text:p><text:s/>1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8" calcext:value-type="float">
            <text:p><text:s/>5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5210208" calcext:value-type="float">
            <text:p><text:s/>5,210,208 <text:s/></text:p>
          </table:table-cell>
          <table:table-cell table:style-name="ce52" office:value-type="float" office:value="8978903" calcext:value-type="float">
            <text:p><text:s/>8,978,903 <text:s/></text:p>
          </table:table-cell>
          <table:table-cell table:style-name="ce52" office:value-type="float" office:value="7757116" calcext:value-type="float">
            <text:p><text:s/>7,757,116 <text:s/></text:p>
          </table:table-cell>
          <table:table-cell table:style-name="ce52" office:value-type="float" office:value="276" calcext:value-type="float">
            <text:p><text:s/>276 <text:s/></text:p>
          </table:table-cell>
          <table:table-cell table:style-name="ce52" office:value-type="float" office:value="141783" calcext:value-type="float">
            <text:p><text:s/>141,783 <text:s/></text:p>
          </table:table-cell>
          <table:table-cell table:style-name="ce52" office:value-type="float" office:value="471904" calcext:value-type="float">
            <text:p><text:s/>471,904 <text:s/></text:p>
          </table:table-cell>
          <table:table-cell table:style-name="ce52" office:value-type="float" office:value="36787" calcext:value-type="float">
            <text:p><text:s/>36,787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53399" calcext:value-type="float">
            <text:p><text:s/>53,399 <text:s/></text:p>
          </table:table-cell>
          <table:table-cell table:style-name="ce52" office:value-type="float" office:value="8978903" calcext:value-type="float">
            <text:p><text:s/>8,978,903 <text:s/></text:p>
          </table:table-cell>
          <table:table-cell table:style-name="ce52" office:value-type="float" office:value="7757116" calcext:value-type="float">
            <text:p><text:s/>7,757,116 <text:s/></text:p>
          </table:table-cell>
          <table:table-cell table:style-name="ce52" office:value-type="float" office:value="276" calcext:value-type="float">
            <text:p><text:s/>276 <text:s/></text:p>
          </table:table-cell>
          <table:table-cell table:style-name="ce52" office:value-type="float" office:value="141783" calcext:value-type="float">
            <text:p><text:s/>141,783 <text:s/></text:p>
          </table:table-cell>
          <table:table-cell table:style-name="ce52" office:value-type="float" office:value="471904" calcext:value-type="float">
            <text:p><text:s/>471,904 <text:s/></text:p>
          </table:table-cell>
          <table:table-cell table:style-name="ce52" office:value-type="float" office:value="36787" calcext:value-type="float">
            <text:p><text:s/>36,78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3399" calcext:value-type="float">
            <text:p><text:s/>53,399 <text:s/></text:p>
          </table:table-cell>
          <table:table-cell table:style-name="ce50" office:value-type="float" office:value="7036" calcext:value-type="float">
            <text:p><text:s/>7,036 <text:s/></text:p>
          </table:table-cell>
          <table:table-cell table:style-name="ce50" office:value-type="float" office:value="6806" calcext:value-type="float">
            <text:p><text:s/>6,80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166" calcext:value-type="float">
            <text:p><text:s/>9,16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" calcext:value-type="float">
            <text:p><text:s/>52 <text:s/></text:p>
          </table:table-cell>
          <table:table-cell table:style-name="ce50" office:value-type="float" office:value="2" calcext:value-type="float">
            <text:p><text:s/>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3" calcext:value-type="float">
            <text:p><text:s/>60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4" calcext:value-type="float">
            <text:p><text:s/>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5" calcext:value-type="float">
            <text:p><text:s/>3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4" calcext:value-type="float">
            <text:p><text:s/>11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0" calcext:value-type="float">
            <text:p><text:s/>8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2949" calcext:value-type="float">
            <text:p><text:s/>52,949 <text:s/></text:p>
          </table:table-cell>
          <table:table-cell table:number-columns-repeated="2" table:style-name="ce50" office:value-type="float" office:value="52" calcext:value-type="float">
            <text:p><text:s/>5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" calcext:value-type="float">
            <text:p><text:s/>4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2949" calcext:value-type="float">
            <text:p><text:s/>52,949 <text:s/></text:p>
          </table:table-cell>
          <table:table-cell table:number-columns-repeated="2" table:style-name="ce50" office:value-type="float" office:value="52" calcext:value-type="float">
            <text:p><text:s/>5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" calcext:value-type="float">
            <text:p><text:s/>4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number-columns-repeated="2" table:style-name="ce53" office:value-type="float" office:value="52" calcext:value-type="float">
            <text:p>( 52 <text:s/>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48" calcext:value-type="float">
            <text:p>( 48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52949" calcext:value-type="float">
            <text:p>( 52,949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4" calcext:value-type="float">
            <text:p><text:s/>4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80" calcext:value-type="float">
            <text:p><text:s/>18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2" calcext:value-type="float">
            <text:p><text:s/>6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" calcext:value-type="float">
            <text:p><text:s/>2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38" calcext:value-type="float">
            <text:p><text:s/>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8" table:style-name="ce53" office:value-type="float" office:value="0" calcext:value-type="float">
            <text:p/>
          </table:table-cell>
          <table:table-cell table:style-name="ce53" office:value-type="float" office:value="2" calcext:value-type="float">
            <text:p>( 2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50" calcext:value-type="float">
            <text:p><text:s/>450 <text:s/></text:p>
          </table:table-cell>
          <table:table-cell table:style-name="ce50" office:value-type="float" office:value="143" calcext:value-type="float">
            <text:p><text:s/>143 <text:s/></text:p>
          </table:table-cell>
          <table:table-cell table:style-name="ce50" office:value-type="float" office:value="115" calcext:value-type="float">
            <text:p><text:s/>11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412" calcext:value-type="float">
            <text:p><text:s/>7,41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3" calcext:value-type="float">
            <text:p><text:s/>143 <text:s/></text:p>
          </table:table-cell>
          <table:table-cell table:style-name="ce50" office:value-type="float" office:value="115" calcext:value-type="float">
            <text:p><text:s/>11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01" calcext:value-type="float">
            <text:p><text:s/>5,70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50" calcext:value-type="float">
            <text:p><text:s/>45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11" calcext:value-type="float">
            <text:p><text:s/>1,71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450" calcext:value-type="float">
            <text:p>( 45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" calcext:value-type="float">
            <text:p><text:s/>16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8" table:style-name="ce54" office:value-type="float" office:value="0" calcext:value-type="float">
            <text:p/>
          </table:table-cell>
          <table:table-cell table:style-name="ce54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" calcext:value-type="float">
            <text:p><text:s/>40 <text:s/></text:p>
          </table:table-cell>
          <table:table-cell table:style-name="ce50" office:value-type="float" office:value="34" calcext:value-type="float">
            <text:p><text:s/>3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4" calcext:value-type="float">
            <text:p><text:s/>14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53" calcext:value-type="float">
            <text:p><text:s/>6,453 <text:s/></text:p>
          </table:table-cell>
          <table:table-cell table:style-name="ce50" office:value-type="float" office:value="6429" calcext:value-type="float">
            <text:p><text:s/>6,42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9" calcext:value-type="float">
            <text:p><text:s/>61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5" calcext:value-type="float">
            <text:p><text:s/>1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939619" calcext:value-type="float">
            <text:p><text:s/>8,939,619 <text:s/></text:p>
          </table:table-cell>
          <table:table-cell table:style-name="ce50" office:value-type="float" office:value="7723484" calcext:value-type="float">
            <text:p><text:s/>7,723,484 <text:s/></text:p>
          </table:table-cell>
          <table:table-cell table:style-name="ce50" office:value-type="float" office:value="276" calcext:value-type="float">
            <text:p><text:s/>276 <text:s/></text:p>
          </table:table-cell>
          <table:table-cell table:style-name="ce50" office:value-type="float" office:value="10568" calcext:value-type="float">
            <text:p><text:s/>10,568 <text:s/></text:p>
          </table:table-cell>
          <table:table-cell table:style-name="ce50" office:value-type="float" office:value="417196" calcext:value-type="float">
            <text:p><text:s/>417,19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6" calcext:value-type="float">
            <text:p><text:s/>276 <text:s/></text:p>
          </table:table-cell>
          <table:table-cell table:style-name="ce50" office:value-type="float" office:value="10568" calcext:value-type="float">
            <text:p><text:s/>10,568 <text:s/></text:p>
          </table:table-cell>
          <table:table-cell table:style-name="ce50" office:value-type="float" office:value="417196" calcext:value-type="float">
            <text:p><text:s/>417,19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939619" calcext:value-type="float">
            <text:p><text:s/>8,939,619 <text:s/></text:p>
          </table:table-cell>
          <table:table-cell table:style-name="ce50" office:value-type="float" office:value="7723484" calcext:value-type="float">
            <text:p><text:s/>7,723,48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" calcext:value-type="float">
            <text:p><text:s/>17 <text:s/></text:p>
          </table:table-cell>
          <table:table-cell table:style-name="ce50" office:value-type="float" office:value="11" calcext:value-type="float">
            <text:p><text:s/>1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" calcext:value-type="float">
            <text:p><text:s/>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" calcext:value-type="float">
            <text:p><text:s/>17 <text:s/></text:p>
          </table:table-cell>
          <table:table-cell table:style-name="ce50" office:value-type="float" office:value="11" calcext:value-type="float">
            <text:p><text:s/>1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" calcext:value-type="float">
            <text:p><text:s/>14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231" calcext:value-type="float">
            <text:p><text:s/>32,231 <text:s/></text:p>
          </table:table-cell>
          <table:table-cell table:style-name="ce50" office:value-type="float" office:value="26815" calcext:value-type="float">
            <text:p><text:s/>26,81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1215" calcext:value-type="float">
            <text:p><text:s/>131,215 <text:s/></text:p>
          </table:table-cell>
          <table:table-cell table:style-name="ce50" office:value-type="float" office:value="54708" calcext:value-type="float">
            <text:p><text:s/>54,708 <text:s/></text:p>
          </table:table-cell>
          <table:table-cell table:style-name="ce50" office:value-type="float" office:value="26976" calcext:value-type="float">
            <text:p><text:s/>26,97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4676" calcext:value-type="float">
            <text:p><text:s/>4,67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58" calcext:value-type="float">
            <text:p><text:s/>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" calcext:value-type="float">
            <text:p><text:s/>1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854" calcext:value-type="float">
            <text:p><text:s/>31,854 <text:s/></text:p>
          </table:table-cell>
          <table:table-cell table:style-name="ce50" office:value-type="float" office:value="26605" calcext:value-type="float">
            <text:p><text:s/>26,60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1215" calcext:value-type="float">
            <text:p><text:s/>131,215 <text:s/></text:p>
          </table:table-cell>
          <table:table-cell table:style-name="ce50" office:value-type="float" office:value="54708" calcext:value-type="float">
            <text:p><text:s/>54,708 <text:s/></text:p>
          </table:table-cell>
          <table:table-cell table:style-name="ce50" office:value-type="float" office:value="19874" calcext:value-type="float">
            <text:p><text:s/>19,874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67" calcext:value-type="float">
            <text:p><text:s/>367 <text:s/></text:p>
          </table:table-cell>
          <table:table-cell table:style-name="ce51" office:value-type="float" office:value="210" calcext:value-type="float">
            <text:p><text:s/>210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368" calcext:value-type="float">
            <text:p><text:s/>2,368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8" table:style-name="ce52" office:value-type="float" office:value="0" calcext:value-type="float">
            <text:p/>
          </table:table-cell>
          <table:table-cell table:style-name="ce52" office:value-type="float" office:value="631" calcext:value-type="float">
            <text:p><text:s/>6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156809" calcext:value-type="float">
            <text:p><text:s/>5,156,8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156809" calcext:value-type="float">
            <text:p><text:s/>5,156,8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5156809" calcext:value-type="float">
            <text:p>( 5,156,809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7年(西元1998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73051" calcext:value-type="float">
            <text:p><text:s/>3,373,05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7757" calcext:value-type="float">
            <text:p><text:s/>227,757 <text:s/></text:p>
          </table:table-cell>
          <table:table-cell table:style-name="ce50" office:value-type="float" office:value="169722" calcext:value-type="float">
            <text:p><text:s/>169,722 <text:s/></text:p>
          </table:table-cell>
          <table:table-cell table:style-name="ce50" office:value-type="float" office:value="569560.47156405" calcext:value-type="float">
            <text:p><text:s/>569,56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134" calcext:value-type="float">
            <text:p><text:s/>22,134 <text:s/></text:p>
          </table:table-cell>
          <table:table-cell table:style-name="ce50" office:value-type="float" office:value="338469" calcext:value-type="float">
            <text:p><text:s/>338,46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614258" calcext:value-type="float">
            <text:p><text:s/>614,258 <text:s/></text:p>
          </table:table-cell>
          <table:table-cell table:style-name="ce50" office:value-type="float" office:value="891707" calcext:value-type="float">
            <text:p><text:s/>891,70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1126" calcext:value-type="float">
            <text:p><text:s/>121,126 <text:s/></text:p>
          </table:table-cell>
          <table:table-cell table:style-name="ce50" office:value-type="float" office:value="86951" calcext:value-type="float">
            <text:p><text:s/>86,951 <text:s/></text:p>
          </table:table-cell>
          <table:table-cell table:style-name="ce50" office:value-type="float" office:value="28185.9700726481" calcext:value-type="float">
            <text:p><text:s/>28,18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3980" calcext:value-type="float">
            <text:p><text:s/>83,980 <text:s/></text:p>
          </table:table-cell>
          <table:table-cell table:style-name="ce50" office:value-type="float" office:value="273034" calcext:value-type="float">
            <text:p><text:s/>273,03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264765" calcext:value-type="float">
            <text:p><text:s/>264,765 <text:s/></text:p>
          </table:table-cell>
          <table:table-cell table:style-name="ce50" office:value-type="float" office:value="3054558" calcext:value-type="float">
            <text:p><text:s/>3,054,55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06" calcext:value-type="float">
            <text:p><text:s/>1,70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914859.25" calcext:value-type="float">
            <text:p><text:s/>914,859 <text:s/></text:p>
          </table:table-cell>
          <table:table-cell table:style-name="ce50" office:value-type="float" office:value="324560" calcext:value-type="float">
            <text:p><text:s/>324,56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973" calcext:value-type="float">
            <text:p><text:s/>17,973 <text:s/></text:p>
          </table:table-cell>
          <table:table-cell table:style-name="ce50" office:value-type="float" office:value="14520" calcext:value-type="float">
            <text:p><text:s/>14,520 <text:s/></text:p>
          </table:table-cell>
          <table:table-cell table:style-name="ce50" office:value-type="float" office:value="149649" calcext:value-type="float">
            <text:p><text:s/>149,64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8835" calcext:value-type="float">
            <text:p><text:s/>-8,835 <text:s/></text:p>
          </table:table-cell>
          <table:table-cell table:style-name="ce50" office:value-type="float" office:value="-74759.6822222222" calcext:value-type="float">
            <text:p><text:s/>-74,76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1793882.25" calcext:value-type="float">
            <text:p><text:s/>-1,793,882 <text:s/></text:p>
          </table:table-cell>
          <table:table-cell table:style-name="ce51" office:value-type="float" office:value="-897774" calcext:value-type="float">
            <text:p><text:s/>-897,77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86952" calcext:value-type="float">
            <text:p><text:s/>86,952 <text:s/></text:p>
          </table:table-cell>
          <table:table-cell table:style-name="ce51" office:value-type="float" office:value="68251" calcext:value-type="float">
            <text:p><text:s/>68,251 <text:s/></text:p>
          </table:table-cell>
          <table:table-cell table:style-name="ce51" office:value-type="float" office:value="391725.501491402" calcext:value-type="float">
            <text:p><text:s/>391,726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53011" calcext:value-type="float">
            <text:p><text:s/>-53,011 <text:s/></text:p>
          </table:table-cell>
          <table:table-cell table:style-name="ce51" office:value-type="float" office:value="140194.682222222" calcext:value-type="float">
            <text:p><text:s/>140,19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34719" calcext:value-type="float">
            <text:p><text:s/>34,719 <text:s/></text:p>
          </table:table-cell>
          <table:table-cell table:style-name="ce50" office:value-type="float" office:value="1222822" calcext:value-type="float">
            <text:p><text:s/>1,222,82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207" calcext:value-type="float">
            <text:p><text:s/>11,207 <text:s/></text:p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50" office:value-type="float" office:value="1852" calcext:value-type="float">
            <text:p><text:s/>1,85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36598.577777778" calcext:value-type="float">
            <text:p><text:s/>336,59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79765.28102406" calcext:value-type="float">
            <text:p><text:s/>379,765 <text:s/></text:p>
          </table:table-cell>
          <table:table-cell table:style-name="ce50" office:value-type="float" office:value="6465270.74505308" calcext:value-type="float">
            <text:p><text:s/>6,465,27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79302" calcext:value-type="float">
            <text:p><text:s/>379,302 <text:s/></text:p>
          </table:table-cell>
          <table:table-cell table:style-name="ce50" office:value-type="float" office:value="5756628" calcext:value-type="float">
            <text:p><text:s/>5,756,62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909" calcext:value-type="float">
            <text:p><text:s/>4,90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463.28102406" calcext:value-type="float">
            <text:p><text:s/>463 <text:s/></text:p>
          </table:table-cell>
          <table:table-cell table:style-name="ce51" office:value-type="float" office:value="703733.74505308" calcext:value-type="float">
            <text:p><text:s/>703,734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7239990" calcext:value-type="float">
            <text:p><text:s/>7,239,990 <text:s/></text:p>
          </table:table-cell>
          <table:table-cell table:style-name="ce50" office:value-type="float" office:value="15637353" calcext:value-type="float">
            <text:p><text:s/>15,637,35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9862" calcext:value-type="float">
            <text:p><text:s/>269,862 <text:s/></text:p>
          </table:table-cell>
          <table:table-cell table:style-name="ce50" office:value-type="float" office:value="804644" calcext:value-type="float">
            <text:p><text:s/>804,644 <text:s/></text:p>
          </table:table-cell>
          <table:table-cell table:style-name="ce50" office:value-type="float" office:value="300261" calcext:value-type="float">
            <text:p><text:s/>300,26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9552" calcext:value-type="float">
            <text:p><text:s/>129,552 <text:s/></text:p>
          </table:table-cell>
          <table:table-cell table:style-name="ce50" office:value-type="float" office:value="1493415.13222222" calcext:value-type="float">
            <text:p><text:s/>1,493,41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7211770.17363636" calcext:value-type="float">
            <text:p><text:s/>7,211,770 <text:s/></text:p>
          </table:table-cell>
          <table:table-cell table:style-name="ce50" office:value-type="float" office:value="15637353" calcext:value-type="float">
            <text:p><text:s/>15,637,35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9862" calcext:value-type="float">
            <text:p><text:s/>269,862 <text:s/></text:p>
          </table:table-cell>
          <table:table-cell table:style-name="ce50" office:value-type="float" office:value="804644" calcext:value-type="float">
            <text:p><text:s/>804,644 <text:s/></text:p>
          </table:table-cell>
          <table:table-cell table:style-name="ce50" office:value-type="float" office:value="300261" calcext:value-type="float">
            <text:p><text:s/>300,26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9552" calcext:value-type="float">
            <text:p><text:s/>129,552 <text:s/></text:p>
          </table:table-cell>
          <table:table-cell table:style-name="ce50" office:value-type="float" office:value="1461818.48955556" calcext:value-type="float">
            <text:p><text:s/>1,461,81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28219.8263636364" calcext:value-type="float">
            <text:p><text:s/>28,220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31596.6426666667" calcext:value-type="float">
            <text:p><text:s/>31,59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7363" calcext:value-type="float">
            <text:p><text:s/>37,363 <text:s/></text:p>
          </table:table-cell>
          <table:table-cell table:style-name="ce50" office:value-type="float" office:value="568588.83898224" calcext:value-type="float">
            <text:p><text:s/>568,58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89" calcext:value-type="float">
            <text:p><text:s/>89 <text:s/></text:p>
          </table:table-cell>
          <table:table-cell table:style-name="ce50" office:value-type="float" office:value="56" calcext:value-type="float">
            <text:p><text:s/>5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774" calcext:value-type="float">
            <text:p><text:s/>774 <text:s/></text:p>
          </table:table-cell>
          <table:table-cell table:style-name="ce50" office:value-type="float" office:value="62600" calcext:value-type="float">
            <text:p><text:s/>62,60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1" calcext:value-type="float">
            <text:p><text:s/>13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6500" calcext:value-type="float">
            <text:p><text:s/>36,500 <text:s/></text:p>
          </table:table-cell>
          <table:table-cell table:style-name="ce50" office:value-type="float" office:value="505801.83898224" calcext:value-type="float">
            <text:p><text:s/>505,80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4994260.46897594" calcext:value-type="float">
            <text:p><text:s/>4,994,260 <text:s/></text:p>
          </table:table-cell>
          <table:table-cell table:style-name="ce52" office:value-type="float" office:value="6482897.41596468" calcext:value-type="float">
            <text:p><text:s/>6,482,897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45607" calcext:value-type="float">
            <text:p><text:s/>345,607 <text:s/></text:p>
          </table:table-cell>
          <table:table-cell table:style-name="ce52" office:value-type="float" office:value="872891" calcext:value-type="float">
            <text:p><text:s/>872,891 <text:s/></text:p>
          </table:table-cell>
          <table:table-cell table:style-name="ce52" office:value-type="float" office:value="690134.501491402" calcext:value-type="float">
            <text:p><text:s/>690,135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6541" calcext:value-type="float">
            <text:p><text:s/>76,541 <text:s/></text:p>
          </table:table-cell>
          <table:table-cell table:style-name="ce52" office:value-type="float" office:value="1297011.23666667" calcext:value-type="float">
            <text:p><text:s/>1,297,011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4994260.46897594" calcext:value-type="float">
            <text:p><text:s/>4,994,260 <text:s/></text:p>
          </table:table-cell>
          <table:table-cell table:style-name="ce52" office:value-type="float" office:value="6482897.41596468" calcext:value-type="float">
            <text:p><text:s/>6,482,897 <text:s/>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0961" calcext:value-type="float">
            <text:p><text:s/>40,961 <text:s/></text:p>
          </table:table-cell>
          <table:table-cell table:style-name="ce52" office:value-type="float" office:value="13498.31" calcext:value-type="float">
            <text:p><text:s/>13,49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59656.46897594" calcext:value-type="float">
            <text:p><text:s/>259,656 <text:s/></text:p>
          </table:table-cell>
          <table:table-cell table:style-name="ce50" office:value-type="float" office:value="5921617.41596468" calcext:value-type="float">
            <text:p><text:s/>5,921,61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961" calcext:value-type="float">
            <text:p><text:s/>40,961 <text:s/></text:p>
          </table:table-cell>
          <table:table-cell table:style-name="ce50" office:value-type="float" office:value="13498.31" calcext:value-type="float">
            <text:p><text:s/>13,49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7626" calcext:value-type="float">
            <text:p><text:s/>17,626 <text:s/></text:p>
          </table:table-cell>
          <table:table-cell table:style-name="ce50" office:value-type="float" office:value="19902" calcext:value-type="float">
            <text:p><text:s/>19,90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1002" calcext:value-type="float">
            <text:p><text:s/>11,002 <text:s/></text:p>
          </table:table-cell>
          <table:table-cell table:style-name="ce50" office:value-type="float" office:value="419755.37383504" calcext:value-type="float">
            <text:p><text:s/>419,75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3484.78311676" calcext:value-type="float">
            <text:p><text:s/>3,485 <text:s/></text:p>
          </table:table-cell>
          <table:table-cell table:style-name="ce50" office:value-type="float" office:value="1294283.62374517" calcext:value-type="float">
            <text:p><text:s/>1,294,2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172" calcext:value-type="float">
            <text:p><text:s/>172 <text:s/></text:p>
          </table:table-cell>
          <table:table-cell table:style-name="ce50" office:value-type="float" office:value="49530" calcext:value-type="float">
            <text:p><text:s/>49,53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312" calcext:value-type="float">
            <text:p><text:s/>312 <text:s/></text:p>
          </table:table-cell>
          <table:table-cell table:style-name="ce50" office:value-type="float" office:value="9860" calcext:value-type="float">
            <text:p><text:s/>9,86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1249.60772937" calcext:value-type="float">
            <text:p><text:s/>1,250 <text:s/></text:p>
          </table:table-cell>
          <table:table-cell table:style-name="ce50" office:value-type="float" office:value="454323.47155889" calcext:value-type="float">
            <text:p><text:s/>454,32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628" calcext:value-type="float">
            <text:p><text:s/>628 <text:s/></text:p>
          </table:table-cell>
          <table:table-cell table:style-name="ce50" office:value-type="float" office:value="2753" calcext:value-type="float">
            <text:p><text:s/>2,75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87935.07812981" calcext:value-type="float">
            <text:p><text:s/>87,935 <text:s/></text:p>
          </table:table-cell>
          <table:table-cell table:style-name="ce50" office:value-type="float" office:value="1559961.77788241" calcext:value-type="float">
            <text:p><text:s/>1,559,96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87849.61399777" calcext:value-type="float">
            <text:p><text:s/>87,850 <text:s/></text:p>
          </table:table-cell>
          <table:table-cell table:style-name="ce50" office:value-type="float" office:value="1419529.81485646" calcext:value-type="float">
            <text:p><text:s/>1,419,53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21572.86399777" calcext:value-type="float">
            <text:p>( 21,573 <text:s/>)</text:p>
          </table:table-cell>
          <table:table-cell table:style-name="ce53" office:value-type="float" office:value="1236817.04070897" calcext:value-type="float">
            <text:p>( 1,236,817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66276.75" calcext:value-type="float">
            <text:p>( 66,277 <text:s/>)</text:p>
          </table:table-cell>
          <table:table-cell table:style-name="ce53" office:value-type="float" office:value="182712.77414749" calcext:value-type="float">
            <text:p>( 182,713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2980.53989469" calcext:value-type="float">
            <text:p><text:s/>62,98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85.46413204" calcext:value-type="float">
            <text:p><text:s/>85 <text:s/></text:p>
          </table:table-cell>
          <table:table-cell table:style-name="ce50" office:value-type="float" office:value="77451.42313126" calcext:value-type="float">
            <text:p><text:s/>77,4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7194" calcext:value-type="float">
            <text:p><text:s/>7,194 <text:s/></text:p>
          </table:table-cell>
          <table:table-cell table:style-name="ce50" office:value-type="float" office:value="180679" calcext:value-type="float">
            <text:p><text:s/>180,67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385" calcext:value-type="float">
            <text:p><text:s/>385 <text:s/></text:p>
          </table:table-cell>
          <table:table-cell table:style-name="ce50" office:value-type="float" office:value="40035" calcext:value-type="float">
            <text:p><text:s/>40,03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499" calcext:value-type="float">
            <text:p><text:s/>1,499 <text:s/></text:p>
          </table:table-cell>
          <table:table-cell table:style-name="ce54" office:value-type="float" office:value="279771" calcext:value-type="float">
            <text:p><text:s/>279,771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35005" calcext:value-type="float">
            <text:p><text:s/>35,005 <text:s/></text:p>
          </table:table-cell>
          <table:table-cell table:style-name="ce50" office:value-type="float" office:value="502767" calcext:value-type="float">
            <text:p><text:s/>502,76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961" calcext:value-type="float">
            <text:p><text:s/>40,96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29400" calcext:value-type="float">
            <text:p><text:s/>29,400 <text:s/></text:p>
          </table:table-cell>
          <table:table-cell table:style-name="ce50" office:value-type="float" office:value="117577" calcext:value-type="float">
            <text:p><text:s/>117,57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461" calcext:value-type="float">
            <text:p><text:s/>38,46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5605" calcext:value-type="float">
            <text:p><text:s/>5,605 <text:s/></text:p>
          </table:table-cell>
          <table:table-cell table:style-name="ce50" office:value-type="float" office:value="385190" calcext:value-type="float">
            <text:p><text:s/>385,19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00" calcext:value-type="float">
            <text:p><text:s/>2,50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3240" calcext:value-type="float">
            <text:p><text:s/>13,240 <text:s/></text:p>
          </table:table-cell>
          <table:table-cell table:style-name="ce50" office:value-type="float" office:value="739263.14" calcext:value-type="float">
            <text:p><text:s/>739,26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498.31" calcext:value-type="float">
            <text:p><text:s/>13,498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9267" calcext:value-type="float">
            <text:p><text:s/>9,267 <text:s/></text:p>
          </table:table-cell>
          <table:table-cell table:style-name="ce50" office:value-type="float" office:value="639735.14" calcext:value-type="float">
            <text:p><text:s/>639,73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498.31" calcext:value-type="float">
            <text:p><text:s/>13,498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3973" calcext:value-type="float">
            <text:p><text:s/>3,973 <text:s/></text:p>
          </table:table-cell>
          <table:table-cell table:style-name="ce50" office:value-type="float" office:value="99528" calcext:value-type="float">
            <text:p><text:s/>99,52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3364" calcext:value-type="float">
            <text:p><text:s/>3,364 <text:s/></text:p>
          </table:table-cell>
          <table:table-cell table:style-name="ce50" office:value-type="float" office:value="85345" calcext:value-type="float">
            <text:p><text:s/>85,34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074" calcext:value-type="float">
            <text:p><text:s/>1,074 <text:s/></text:p>
          </table:table-cell>
          <table:table-cell table:style-name="ce54" office:value-type="float" office:value="13894" calcext:value-type="float">
            <text:p><text:s/>13,894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2030" calcext:value-type="float">
            <text:p><text:s/>12,030 <text:s/></text:p>
          </table:table-cell>
          <table:table-cell table:style-name="ce50" office:value-type="float" office:value="82606.02894317" calcext:value-type="float">
            <text:p><text:s/>82,60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2675" calcext:value-type="float">
            <text:p><text:s/>12,675 <text:s/></text:p>
          </table:table-cell>
          <table:table-cell table:style-name="ce50" office:value-type="float" office:value="26340" calcext:value-type="float">
            <text:p><text:s/>26,34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465" calcext:value-type="float">
            <text:p><text:s/>1,465 <text:s/></text:p>
          </table:table-cell>
          <table:table-cell table:style-name="ce50" office:value-type="float" office:value="19531" calcext:value-type="float">
            <text:p><text:s/>19,53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65" calcext:value-type="float">
            <text:p><text:s/>65 <text:s/></text:p>
          </table:table-cell>
          <table:table-cell table:style-name="ce50" office:value-type="float" office:value="23" calcext:value-type="float">
            <text:p><text:s/>2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49251" calcext:value-type="float">
            <text:p><text:s/>49,251 <text:s/></text:p>
          </table:table-cell>
          <table:table-cell table:style-name="ce50" office:value-type="float" office:value="140994" calcext:value-type="float">
            <text:p><text:s/>140,9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3648307" calcext:value-type="float">
            <text:p><text:s/>3,648,307 <text:s/></text:p>
          </table:table-cell>
          <table:table-cell table:style-name="ce50" office:value-type="float" office:value="195851" calcext:value-type="float">
            <text:p><text:s/>195,8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3404436" calcext:value-type="float">
            <text:p><text:s/>3,404,436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46096" calcext:value-type="float">
            <text:p><text:s/>46,096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197775" calcext:value-type="float">
            <text:p><text:s/>197,775 <text:s/></text:p>
          </table:table-cell>
          <table:table-cell table:style-name="ce50" office:value-type="float" office:value="195851" calcext:value-type="float">
            <text:p><text:s/>195,8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654825" calcext:value-type="float">
            <text:p><text:s/>654,825 <text:s/></text:p>
          </table:table-cell>
          <table:table-cell table:style-name="ce50" office:value-type="float" office:value="84982" calcext:value-type="float">
            <text:p><text:s/>84,98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1176" calcext:value-type="float">
            <text:p><text:s/>1,176 <text:s/></text:p>
          </table:table-cell>
          <table:table-cell table:style-name="ce50" office:value-type="float" office:value="503" calcext:value-type="float">
            <text:p><text:s/>50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653649" calcext:value-type="float">
            <text:p><text:s/>653,649 <text:s/></text:p>
          </table:table-cell>
          <table:table-cell table:style-name="ce51" office:value-type="float" office:value="84479" calcext:value-type="float">
            <text:p><text:s/>84,479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31472" calcext:value-type="float">
            <text:p><text:s/>431,472 <text:s/></text:p>
          </table:table-cell>
          <table:table-cell table:style-name="ce50" office:value-type="float" office:value="280447" calcext:value-type="float">
            <text:p><text:s/>280,44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87366" calcext:value-type="float">
            <text:p><text:s/>87,366 <text:s/></text:p>
          </table:table-cell>
          <table:table-cell table:style-name="ce50" office:value-type="float" office:value="125918" calcext:value-type="float">
            <text:p><text:s/>125,91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2256" calcext:value-type="float">
            <text:p><text:s/>2,256 <text:s/></text:p>
          </table:table-cell>
          <table:table-cell table:style-name="ce50" office:value-type="float" office:value="1585" calcext:value-type="float">
            <text:p><text:s/>1,58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6949" calcext:value-type="float">
            <text:p><text:s/>6,94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745" calcext:value-type="float">
            <text:p><text:s/>745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1248" calcext:value-type="float">
            <text:p><text:s/>1,248 <text:s/></text:p>
          </table:table-cell>
          <table:table-cell table:style-name="ce50" office:value-type="float" office:value="510" calcext:value-type="float">
            <text:p><text:s/>5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31206" calcext:value-type="float">
            <text:p><text:s/>231,206 <text:s/></text:p>
          </table:table-cell>
          <table:table-cell table:style-name="ce50" office:value-type="float" office:value="124340" calcext:value-type="float">
            <text:p><text:s/>124,34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01702" calcext:value-type="float">
            <text:p><text:s/>101,702 <text:s/></text:p>
          </table:table-cell>
          <table:table-cell table:style-name="ce51" office:value-type="float" office:value="28094" calcext:value-type="float">
            <text:p><text:s/>28,094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5607" calcext:value-type="float">
            <text:p><text:s/>345,607 <text:s/></text:p>
          </table:table-cell>
          <table:table-cell table:style-name="ce50" office:value-type="float" office:value="872891" calcext:value-type="float">
            <text:p><text:s/>872,891 <text:s/></text:p>
          </table:table-cell>
          <table:table-cell table:style-name="ce50" office:value-type="float" office:value="690134.501491402" calcext:value-type="float">
            <text:p><text:s/>690,13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5580" calcext:value-type="float">
            <text:p><text:s/>35,580 <text:s/></text:p>
          </table:table-cell>
          <table:table-cell table:style-name="ce50" office:value-type="float" office:value="1283512.92666667" calcext:value-type="float">
            <text:p><text:s/>1,283,513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5607" calcext:value-type="float">
            <text:p><text:s/>345,607 <text:s/></text:p>
          </table:table-cell>
          <table:table-cell table:style-name="ce50" office:value-type="float" office:value="872891" calcext:value-type="float">
            <text:p><text:s/>872,891 <text:s/></text:p>
          </table:table-cell>
          <table:table-cell table:style-name="ce50" office:value-type="float" office:value="690134.501491402" calcext:value-type="float">
            <text:p><text:s/>690,13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5580" calcext:value-type="float">
            <text:p><text:s/>35,580 <text:s/></text:p>
          </table:table-cell>
          <table:table-cell table:style-name="ce50" office:value-type="float" office:value="1283512.92666667" calcext:value-type="float">
            <text:p><text:s/>1,283,513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539905.97599507" calcext:value-type="float">
            <text:p><text:s/>1,539,906 <text:s/></text:p>
          </table:table-cell>
          <table:table-cell table:style-name="ce57" office:value-type="float" office:value="28525832.4728069" calcext:value-type="float">
            <text:p><text:s/>28,525,832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1538121.89843507" calcext:value-type="float">
            <text:p><text:s/>1,538,122 <text:s/></text:p>
          </table:table-cell>
          <table:table-cell table:style-name="ce57" office:value-type="float" office:value="24615420.1785649" calcext:value-type="float">
            <text:p><text:s/>24,615,420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1611.191233" calcext:value-type="float">
            <text:p><text:s/>11,611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1784.07756" calcext:value-type="float">
            <text:p><text:s/>1,784 <text:s/></text:p>
          </table:table-cell>
          <table:table-cell table:style-name="ce57" office:value-type="float" office:value="3898801.103009" calcext:value-type="float">
            <text:p><text:s/>3,898,801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7年(西元1998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591904.377104377" calcext:value-type="float">
            <text:p><text:s/>591,904 <text:s/></text:p>
          </table:table-cell>
          <table:table-cell table:style-name="ce49" office:value-type="float" office:value="878978" calcext:value-type="float">
            <text:p><text:s/>878,978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568816.866145111" calcext:value-type="float">
            <text:p><text:s/>568,817 <text:s/></text:p>
          </table:table-cell>
          <table:table-cell table:number-columns-repeated="2" table:style-name="ce49" office:value-type="float" office:value="212220.693333333" calcext:value-type="float">
            <text:p><text:s/>212,221 <text:s/></text:p>
          </table:table-cell>
          <table:table-cell table:number-columns-repeated="2" table:style-name="ce49" office:value-type="float" office:value="0" calcext:value-type="float">
            <text:p/>
          </table:table-cell>
          <table:table-cell table:style-name="ce49" office:value-type="float" office:value="356596.172811778" calcext:value-type="float">
            <text:p><text:s/>356,596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869759.84848485" calcext:value-type="float">
            <text:p><text:s/>3,869,76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108083" calcext:value-type="float">
            <text:p><text:s/>5,108,08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51640.3198653199" calcext:value-type="float">
            <text:p><text:s/>51,640 <text:s/></text:p>
          </table:table-cell>
          <table:table-cell table:style-name="ce50" office:value-type="float" office:value="144880" calcext:value-type="float">
            <text:p><text:s/>144,880 <text:s/></text:p>
          </table:table-cell>
          <table:table-cell table:style-name="ce50" office:value-type="float" office:value="-60617" calcext:value-type="float">
            <text:p><text:s/>-60,61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410023.90572391" calcext:value-type="float">
            <text:p><text:s/>4,410,024 <text:s/></text:p>
          </table:table-cell>
          <table:table-cell table:style-name="ce51" office:value-type="float" office:value="734098" calcext:value-type="float">
            <text:p><text:s/>734,098 <text:s/></text:p>
          </table:table-cell>
          <table:table-cell table:style-name="ce51" office:value-type="float" office:value="5168700" calcext:value-type="float">
            <text:p><text:s/>5,168,700 <text:s/></text:p>
          </table:table-cell>
          <table:table-cell table:style-name="ce51" office:value-type="float" office:value="568816.866145111" calcext:value-type="float">
            <text:p><text:s/>568,817 <text:s/></text:p>
          </table:table-cell>
          <table:table-cell table:number-columns-repeated="2" table:style-name="ce51" office:value-type="float" office:value="212220.693333333" calcext:value-type="float">
            <text:p><text:s/>212,221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356596.172811778" calcext:value-type="float">
            <text:p><text:s/>356,59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3948742.42424242" calcext:value-type="float">
            <text:p><text:s/>3,948,7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212340" calcext:value-type="float">
            <text:p><text:s/>5,212,34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0.0000000000032" calcext:value-type="float">
            <text:p><text:s/>0 <text:s/></text:p>
          </table:table-cell>
          <table:table-cell table:number-columns-repeated="2" table:style-name="ce51" office:value-type="float" office:value="-0.0000000000033" calcext:value-type="float">
            <text:p><text:s/>-0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0.0000000000065" calcext:value-type="float">
            <text:p><text:s/>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431505.90329951" calcext:value-type="float">
            <text:p><text:s/>2,431,506 <text:s/></text:p>
          </table:table-cell>
          <table:table-cell table:style-name="ce50" office:value-type="float" office:value="2680.34338663" calcext:value-type="float">
            <text:p><text:s/>2,680 <text:s/></text:p>
          </table:table-cell>
          <table:table-cell table:style-name="ce50" office:value-type="float" office:value="3207205.26490057" calcext:value-type="float">
            <text:p><text:s/>3,207,205 <text:s/></text:p>
          </table:table-cell>
          <table:table-cell table:style-name="ce50" office:value-type="float" office:value="345485.451789048" calcext:value-type="float">
            <text:p><text:s/>345,485 <text:s/></text:p>
          </table:table-cell>
          <table:table-cell table:number-columns-repeated="2" table:style-name="ce50" office:value-type="float" office:value="60209.6457358351" calcext:value-type="float">
            <text:p><text:s/>60,21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85275.806053213" calcext:value-type="float">
            <text:p><text:s/>285,27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381905.3030303" calcext:value-type="float">
            <text:p><text:s/>2,381,90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44115" calcext:value-type="float">
            <text:p><text:s/>3,144,11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49600.6002692062" calcext:value-type="float">
            <text:p><text:s/>49,601 <text:s/></text:p>
          </table:table-cell>
          <table:table-cell table:style-name="ce51" office:value-type="float" office:value="2680.34338663" calcext:value-type="float">
            <text:p><text:s/>2,680 <text:s/></text:p>
          </table:table-cell>
          <table:table-cell table:style-name="ce51" office:value-type="float" office:value="63090.26490057" calcext:value-type="float">
            <text:p><text:s/>63,090 <text:s/></text:p>
          </table:table-cell>
          <table:table-cell table:style-name="ce51" office:value-type="float" office:value="345485.451789048" calcext:value-type="float">
            <text:p><text:s/>345,485 <text:s/></text:p>
          </table:table-cell>
          <table:table-cell table:number-columns-repeated="2" table:style-name="ce51" office:value-type="float" office:value="60209.6457358351" calcext:value-type="float">
            <text:p><text:s/>60,210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285275.806053213" calcext:value-type="float">
            <text:p><text:s/>285,27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3892873.90572391" calcext:value-type="float">
            <text:p><text:s/>3,892,874 <text:s/></text:p>
          </table:table-cell>
          <table:table-cell table:style-name="ce50" office:value-type="float" office:value="913108" calcext:value-type="float">
            <text:p><text:s/>913,108 <text:s/></text:p>
          </table:table-cell>
          <table:table-cell table:style-name="ce50" office:value-type="float" office:value="4326942" calcext:value-type="float">
            <text:p><text:s/>4,326,94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3892873.90572391" calcext:value-type="float">
            <text:p><text:s/>3,892,874 <text:s/></text:p>
          </table:table-cell>
          <table:table-cell table:style-name="ce51" office:value-type="float" office:value="913108" calcext:value-type="float">
            <text:p><text:s/>913,108 <text:s/></text:p>
          </table:table-cell>
          <table:table-cell table:style-name="ce51" office:value-type="float" office:value="4326942" calcext:value-type="float">
            <text:p><text:s/>4,326,942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70814.709751263" calcext:value-type="float">
            <text:p><text:s/>570,815 <text:s/></text:p>
          </table:table-cell>
          <table:table-cell table:style-name="ce50" office:value-type="float" office:value="16914" calcext:value-type="float">
            <text:p><text:s/>16,914 <text:s/></text:p>
          </table:table-cell>
          <table:table-cell table:style-name="ce50" office:value-type="float" office:value="738440.750205" calcext:value-type="float">
            <text:p><text:s/>738,4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570814.709751263" calcext:value-type="float">
            <text:p><text:s/>570,815 <text:s/></text:p>
          </table:table-cell>
          <table:table-cell table:style-name="ce50" office:value-type="float" office:value="16914" calcext:value-type="float">
            <text:p><text:s/>16,914 <text:s/></text:p>
          </table:table-cell>
          <table:table-cell table:style-name="ce50" office:value-type="float" office:value="738440.750205" calcext:value-type="float">
            <text:p><text:s/>738,4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351834.77415462" calcext:value-type="float">
            <text:p><text:s/>1,351,835 <text:s/></text:p>
          </table:table-cell>
          <table:table-cell table:style-name="ce52" office:value-type="float" office:value="1627611.65661337" calcext:value-type="float">
            <text:p><text:s/>1,627,612 <text:s/></text:p>
          </table:table-cell>
          <table:table-cell table:style-name="ce52" office:value-type="float" office:value="337655.98489443" calcext:value-type="float">
            <text:p><text:s/>337,656 <text:s/></text:p>
          </table:table-cell>
          <table:table-cell table:style-name="ce52" office:value-type="float" office:value="223331.414356063" calcext:value-type="float">
            <text:p><text:s/>223,331 <text:s/></text:p>
          </table:table-cell>
          <table:table-cell table:number-columns-repeated="2" table:style-name="ce52" office:value-type="float" office:value="152011.047597498" calcext:value-type="float">
            <text:p><text:s/>152,011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71320.3667585644" calcext:value-type="float">
            <text:p><text:s/>71,320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102949.92566977" calcext:value-type="float">
            <text:p><text:s/>1,102,950 <text:s/></text:p>
          </table:table-cell>
          <table:table-cell table:style-name="ce52" office:value-type="float" office:value="1258017.65661337" calcext:value-type="float">
            <text:p><text:s/>1,258,018 <text:s/></text:p>
          </table:table-cell>
          <table:table-cell table:style-name="ce52" office:value-type="float" office:value="337655.98489443" calcext:value-type="float">
            <text:p><text:s/>337,656 <text:s/></text:p>
          </table:table-cell>
          <table:table-cell table:style-name="ce52" office:value-type="float" office:value="223331.414356063" calcext:value-type="float">
            <text:p><text:s/>223,331 <text:s/></text:p>
          </table:table-cell>
          <table:table-cell table:number-columns-repeated="2" table:style-name="ce52" office:value-type="float" office:value="152011.047597498" calcext:value-type="float">
            <text:p><text:s/>152,011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71320.3667585644" calcext:value-type="float">
            <text:p><text:s/>71,3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480296.588296029" calcext:value-type="float">
            <text:p><text:s/>480,297 <text:s/></text:p>
          </table:table-cell>
          <table:table-cell table:style-name="ce50" office:value-type="float" office:value="406105.32561337" calcext:value-type="float">
            <text:p><text:s/>406,105 <text:s/></text:p>
          </table:table-cell>
          <table:table-cell table:style-name="ce50" office:value-type="float" office:value="273008.98489443" calcext:value-type="float">
            <text:p><text:s/>273,009 <text:s/></text:p>
          </table:table-cell>
          <table:table-cell table:style-name="ce50" office:value-type="float" office:value="223331.414356063" calcext:value-type="float">
            <text:p><text:s/>223,331 <text:s/></text:p>
          </table:table-cell>
          <table:table-cell table:number-columns-repeated="2" table:style-name="ce50" office:value-type="float" office:value="152011.047597498" calcext:value-type="float">
            <text:p><text:s/>152,01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1320.3667585644" calcext:value-type="float">
            <text:p><text:s/>71,3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0988.7714568148" calcext:value-type="float">
            <text:p><text:s/>10,989 <text:s/></text:p>
          </table:table-cell>
          <table:table-cell table:style-name="ce50" office:value-type="float" office:value="16318.32561337" calcext:value-type="float">
            <text:p><text:s/>16,31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20039.6464646465" calcext:value-type="float">
            <text:p><text:s/>20,040 <text:s/></text:p>
          </table:table-cell>
          <table:table-cell table:style-name="ce50" office:value-type="float" office:value="27897" calcext:value-type="float">
            <text:p><text:s/>27,897 <text:s/></text:p>
          </table:table-cell>
          <table:table-cell table:style-name="ce50" office:value-type="float" office:value="1655" calcext:value-type="float">
            <text:p><text:s/>1,65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2010.60606060606" calcext:value-type="float">
            <text:p><text:s/>2,01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54" calcext:value-type="float">
            <text:p><text:s/>2,654 <text:s/></text:p>
          </table:table-cell>
          <table:table-cell table:number-columns-repeated="3" table:style-name="ce50" office:value-type="float" office:value="152011.047597498" calcext:value-type="float">
            <text:p><text:s/>152,01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61382.5643139621" calcext:value-type="float">
            <text:p><text:s/>61,38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1024.98489443" calcext:value-type="float">
            <text:p><text:s/>81,025 <text:s/></text:p>
          </table:table-cell>
          <table:table-cell table:style-name="ce50" office:value-type="float" office:value="9.23886282666667" calcext:value-type="float">
            <text:p><text:s/>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.23886282666667" calcext:value-type="float">
            <text:p><text:s/>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61382.5643139621" calcext:value-type="float">
            <text:p><text:s/>61,38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1024.98489443" calcext:value-type="float">
            <text:p><text:s/>81,025 <text:s/></text:p>
          </table:table-cell>
          <table:table-cell table:style-name="ce50" office:value-type="float" office:value="9.23886282666667" calcext:value-type="float">
            <text:p><text:s/>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.23886282666667" calcext:value-type="float">
            <text:p><text:s/>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9.23886282666667" calcext:value-type="float">
            <text:p>( 9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9.23886282666667" calcext:value-type="float">
            <text:p>( 9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61382.5643139621" calcext:value-type="float">
            <text:p>( 61,383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81024.98489443" calcext:value-type="float">
            <text:p>( 81,025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4116.49831649832" calcext:value-type="float">
            <text:p><text:s/>4,116 <text:s/></text:p>
          </table:table-cell>
          <table:table-cell table:style-name="ce50" office:value-type="float" office:value="6113" calcext:value-type="float">
            <text:p><text:s/>6,11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4729.54545454545" calcext:value-type="float">
            <text:p><text:s/>4,73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243" calcext:value-type="float">
            <text:p><text:s/>6,24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7352.52525252525" calcext:value-type="float">
            <text:p><text:s/>7,353 <text:s/></text:p>
          </table:table-cell>
          <table:table-cell table:style-name="ce54" office:value-type="float" office:value="978" calcext:value-type="float">
            <text:p><text:s/>978 <text:s/></text:p>
          </table:table-cell>
          <table:table-cell table:style-name="ce54" office:value-type="float" office:value="8836" calcext:value-type="float">
            <text:p><text:s/>8,836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98148.316498316" calcext:value-type="float">
            <text:p><text:s/>198,148 <text:s/></text:p>
          </table:table-cell>
          <table:table-cell table:style-name="ce50" office:value-type="float" office:value="270794" calcext:value-type="float">
            <text:p><text:s/>270,794 <text:s/></text:p>
          </table:table-cell>
          <table:table-cell table:style-name="ce50" office:value-type="float" office:value="20850" calcext:value-type="float">
            <text:p><text:s/>20,85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98148.316498316" calcext:value-type="float">
            <text:p><text:s/>198,148 <text:s/></text:p>
          </table:table-cell>
          <table:table-cell table:style-name="ce50" office:value-type="float" office:value="270794" calcext:value-type="float">
            <text:p><text:s/>270,794 <text:s/></text:p>
          </table:table-cell>
          <table:table-cell table:style-name="ce50" office:value-type="float" office:value="20850" calcext:value-type="float">
            <text:p><text:s/>20,85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82151.5151515152" calcext:value-type="float">
            <text:p>( 82,152 <text:s/>)</text:p>
          </table:table-cell>
          <table:table-cell table:style-name="ce53" office:value-type="float" office:value="121995" calcext:value-type="float">
            <text:p>( 121,995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40992.5925925926" calcext:value-type="float">
            <text:p>( 40,993 <text:s/>)</text:p>
          </table:table-cell>
          <table:table-cell table:style-name="ce55" office:value-type="float" office:value="60874" calcext:value-type="float">
            <text:p>( 60,874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05527.272727273" calcext:value-type="float">
            <text:p><text:s/>105,52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9296" calcext:value-type="float">
            <text:p><text:s/>139,29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05527.272727273" calcext:value-type="float">
            <text:p><text:s/>105,52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9296" calcext:value-type="float">
            <text:p><text:s/>139,29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1444.2760942761" calcext:value-type="float">
            <text:p><text:s/>11,444 <text:s/></text:p>
          </table:table-cell>
          <table:table-cell table:style-name="ce50" office:value-type="float" office:value="5414" calcext:value-type="float">
            <text:p><text:s/>5,414 <text:s/></text:p>
          </table:table-cell>
          <table:table-cell table:style-name="ce50" office:value-type="float" office:value="10294" calcext:value-type="float">
            <text:p><text:s/>10,29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532.65993265993" calcext:value-type="float">
            <text:p><text:s/>1,533 <text:s/></text:p>
          </table:table-cell>
          <table:table-cell table:style-name="ce54" office:value-type="float" office:value="2276" calcext:value-type="float">
            <text:p><text:s/>2,276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51314.9831649832" calcext:value-type="float">
            <text:p><text:s/>51,315 <text:s/></text:p>
          </table:table-cell>
          <table:table-cell table:style-name="ce50" office:value-type="float" office:value="76124" calcext:value-type="float">
            <text:p><text:s/>76,124 <text:s/></text:p>
          </table:table-cell>
          <table:table-cell table:style-name="ce50" office:value-type="float" office:value="70" calcext:value-type="float">
            <text:p><text:s/>7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580.30303030303" calcext:value-type="float">
            <text:p><text:s/>1,5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86" calcext:value-type="float">
            <text:p><text:s/>2,08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28.619528619529" calcext:value-type="float">
            <text:p><text:s/>129 <text:s/></text:p>
          </table:table-cell>
          <table:table-cell table:style-name="ce50" office:value-type="float" office:value="191" calcext:value-type="float">
            <text:p><text:s/>19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1311.1278957378" calcext:value-type="float">
            <text:p><text:s/>71,3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1311.1278957378" calcext:value-type="float">
            <text:p><text:s/>71,31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26041.88956229" calcext:value-type="float">
            <text:p><text:s/>126,042 <text:s/></text:p>
          </table:table-cell>
          <table:table-cell table:style-name="ce50" office:value-type="float" office:value="137772.331" calcext:value-type="float">
            <text:p><text:s/>137,772 <text:s/></text:p>
          </table:table-cell>
          <table:table-cell table:style-name="ce50" office:value-type="float" office:value="43911" calcext:value-type="float">
            <text:p><text:s/>43,91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07471.855892256" calcext:value-type="float">
            <text:p><text:s/>107,472 <text:s/></text:p>
          </table:table-cell>
          <table:table-cell table:style-name="ce50" office:value-type="float" office:value="121252.331" calcext:value-type="float">
            <text:p><text:s/>121,252 <text:s/></text:p>
          </table:table-cell>
          <table:table-cell table:style-name="ce50" office:value-type="float" office:value="34083" calcext:value-type="float">
            <text:p><text:s/>34,08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6917.1717171717" calcext:value-type="float">
            <text:p><text:s/>16,917 <text:s/></text:p>
          </table:table-cell>
          <table:table-cell table:style-name="ce50" office:value-type="float" office:value="14304" calcext:value-type="float">
            <text:p><text:s/>14,304 <text:s/></text:p>
          </table:table-cell>
          <table:table-cell table:style-name="ce50" office:value-type="float" office:value="9616" calcext:value-type="float">
            <text:p><text:s/>9,61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652.86195286195" calcext:value-type="float">
            <text:p><text:s/>1,653 <text:s/></text:p>
          </table:table-cell>
          <table:table-cell table:style-name="ce51" office:value-type="float" office:value="2216" calcext:value-type="float">
            <text:p><text:s/>2,216 <text:s/></text:p>
          </table:table-cell>
          <table:table-cell table:style-name="ce51" office:value-type="float" office:value="212" calcext:value-type="float">
            <text:p><text:s/>212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496611.447811448" calcext:value-type="float">
            <text:p><text:s/>496,611 <text:s/></text:p>
          </table:table-cell>
          <table:table-cell table:style-name="ce52" office:value-type="float" office:value="714140" calcext:value-type="float">
            <text:p><text:s/>714,140 <text:s/></text:p>
          </table:table-cell>
          <table:table-cell table:style-name="ce52" office:value-type="float" office:value="20736" calcext:value-type="float">
            <text:p><text:s/>20,736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48884.848484848" calcext:value-type="float">
            <text:p><text:s/>248,885 <text:s/></text:p>
          </table:table-cell>
          <table:table-cell table:style-name="ce50" office:value-type="float" office:value="369594" calcext:value-type="float">
            <text:p><text:s/>369,5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48884.848484848" calcext:value-type="float">
            <text:p><text:s/>248,885 <text:s/></text:p>
          </table:table-cell>
          <table:table-cell table:style-name="ce50" office:value-type="float" office:value="369594" calcext:value-type="float">
            <text:p><text:s/>369,5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4283169.333387" calcext:value-type="float">
            <text:p><text:s/>14,283,169 <text:s/></text:p>
          </table:table-cell>
          <table:table-cell table:style-name="ce57" office:value-type="float" office:value="27231.829205" calcext:value-type="float">
            <text:p><text:s/>27,232 <text:s/></text:p>
          </table:table-cell>
          <table:table-cell table:style-name="ce57" office:value-type="float" office:value="14255937.504182" calcext:value-type="float">
            <text:p><text:s/>14,255,938 <text:s/></text:p>
          </table:table-cell>
          <table:table-cell table:style-name="ce57" office:value-type="float" office:value="967638.919806" calcext:value-type="float">
            <text:p><text:s/>967,639 <text:s/></text:p>
          </table:table-cell>
          <table:table-cell table:number-columns-repeated="2" table:style-name="ce57" office:value-type="float" office:value="246761.914826" calcext:value-type="float">
            <text:p><text:s/>246,762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720877.00498" calcext:value-type="float">
            <text:p><text:s/>720,877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13929606.132" calcext:value-type="float">
            <text:p><text:s/>13,929,60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3929606.132" calcext:value-type="float">
            <text:p><text:s/>13,929,606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53563.201387" calcext:value-type="float">
            <text:p><text:s/>353,563 <text:s/></text:p>
          </table:table-cell>
          <table:table-cell table:style-name="ce57" office:value-type="float" office:value="27231.829205" calcext:value-type="float">
            <text:p><text:s/>27,232 <text:s/></text:p>
          </table:table-cell>
          <table:table-cell table:style-name="ce57" office:value-type="float" office:value="326331.372182" calcext:value-type="float">
            <text:p><text:s/>326,331 <text:s/></text:p>
          </table:table-cell>
          <table:table-cell table:style-name="ce57" office:value-type="float" office:value="967638.919806" calcext:value-type="float">
            <text:p><text:s/>967,639 <text:s/></text:p>
          </table:table-cell>
          <table:table-cell table:number-columns-repeated="2" table:style-name="ce57" office:value-type="float" office:value="246761.914826" calcext:value-type="float">
            <text:p><text:s/>246,762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720877.00498" calcext:value-type="float">
            <text:p><text:s/>720,877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7年(西元1998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6201857.491" calcext:value-type="float">
            <text:p><text:s/>6,201,857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6824465.26" calcext:value-type="float">
            <text:p><text:s/>36,824,46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6824465.26" calcext:value-type="float">
            <text:p><text:s/>36,824,465 <text:s/></text:p>
          </table:table-cell>
          <table:table-cell table:style-name="ce51" office:value-type="float" office:value="6201857.491" calcext:value-type="float">
            <text:p><text:s/>6,201,857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55982.804212" calcext:value-type="float">
            <text:p><text:s/>155,98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6824465.26" calcext:value-type="float">
            <text:p><text:s/>36,824,465 <text:s/></text:p>
          </table:table-cell>
          <table:table-cell table:style-name="ce50" office:value-type="float" office:value="10607945.491" calcext:value-type="float">
            <text:p><text:s/>10,607,94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6824465.26" calcext:value-type="float">
            <text:p><text:s/>36,824,465 <text:s/></text:p>
          </table:table-cell>
          <table:table-cell table:style-name="ce50" office:value-type="float" office:value="10607945.491" calcext:value-type="float">
            <text:p><text:s/>10,607,94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406088" calcext:value-type="float">
            <text:p><text:s/>4,406,08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3186405.431" calcext:value-type="float">
            <text:p><text:s/>163,186,40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406088" calcext:value-type="float">
            <text:p><text:s/>4,406,08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3186405.431" calcext:value-type="float">
            <text:p><text:s/>163,186,405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577884.831" calcext:value-type="float">
            <text:p><text:s/>15,577,88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58.876" calcext:value-type="float">
            <text:p><text:s/>4,05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641.795" calcext:value-type="float">
            <text:p><text:s/>32,64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85082.086" calcext:value-type="float">
            <text:p><text:s/>3,085,08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254205.753" calcext:value-type="float">
            <text:p><text:s/>6,254,20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18504" calcext:value-type="float">
            <text:p><text:s/>5,518,50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1127.356" calcext:value-type="float">
            <text:p><text:s/>251,127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432264.965" calcext:value-type="float">
            <text:p><text:s/>432,265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8461158.355788" calcext:value-type="float">
            <text:p><text:s/>8,461,158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38991379.44" calcext:value-type="float">
            <text:p><text:s/>138,991,379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38991379.44" calcext:value-type="float">
            <text:p><text:s/>138,991,37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2408917.397" calcext:value-type="float">
            <text:p><text:s/>72,408,91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6465.261" calcext:value-type="float">
            <text:p><text:s/>316,46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57887.339" calcext:value-type="float">
            <text:p><text:s/>3,057,88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529465.848" calcext:value-type="float">
            <text:p><text:s/>8,529,46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6656.712" calcext:value-type="float">
            <text:p><text:s/>286,65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8230.363" calcext:value-type="float">
            <text:p><text:s/>558,23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24752.901" calcext:value-type="float">
            <text:p><text:s/>3,424,75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8764.895" calcext:value-type="float">
            <text:p><text:s/>368,76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882192.506" calcext:value-type="float">
            <text:p><text:s/>14,882,19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220821.495" calcext:value-type="float">
            <text:p><text:s/>4,220,82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96494.535" calcext:value-type="float">
            <text:p>( 96,495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745873.952" calcext:value-type="float">
            <text:p>( 2,745,874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481305.989" calcext:value-type="float">
            <text:p><text:s/>7,481,30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911137.367" calcext:value-type="float">
            <text:p><text:s/>2,911,137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268927.655" calcext:value-type="float">
            <text:p><text:s/>268,92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90357.873" calcext:value-type="float">
            <text:p><text:s/>1,890,35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79047.654" calcext:value-type="float">
            <text:p><text:s/>779,048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3239695.299" calcext:value-type="float">
            <text:p><text:s/>3,239,69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436966.586" calcext:value-type="float">
            <text:p><text:s/>4,436,96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20103.59" calcext:value-type="float">
            <text:p><text:s/>2,420,10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16862.996" calcext:value-type="float">
            <text:p><text:s/>2,016,86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516796.779" calcext:value-type="float">
            <text:p>( 516,797 <text:s/>)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55" office:value-type="float" office:value="585058.582" calcext:value-type="float">
            <text:p>( 585,059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038012.841" calcext:value-type="float">
            <text:p><text:s/>12,038,01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299517.12" calcext:value-type="float">
            <text:p><text:s/>11,299,51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38495.721" calcext:value-type="float">
            <text:p><text:s/>738,49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445457.216" calcext:value-type="float">
            <text:p>( 445,457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718442.103" calcext:value-type="float">
            <text:p><text:s/>3,718,442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159034.638" calcext:value-type="float">
            <text:p><text:s/>1,159,03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485973.785" calcext:value-type="float">
            <text:p><text:s/>9,485,97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5572265.768" calcext:value-type="float">
            <text:p>( 5,572,26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52945.004" calcext:value-type="float">
            <text:p><text:s/>1,452,94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9805.287" calcext:value-type="float">
            <text:p><text:s/>239,80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76397.293" calcext:value-type="float">
            <text:p><text:s/>576,39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71779.351" calcext:value-type="float">
            <text:p><text:s/>1,471,77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96043.858" calcext:value-type="float">
            <text:p><text:s/>496,044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79881.424" calcext:value-type="float">
            <text:p><text:s/>379,8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79881.424" calcext:value-type="float">
            <text:p><text:s/>379,8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64047.168" calcext:value-type="float">
            <text:p><text:s/>2,064,04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80040.463" calcext:value-type="float">
            <text:p><text:s/>1,080,040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984006.705" calcext:value-type="float">
            <text:p><text:s/>984,00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192730.215" calcext:value-type="float">
            <text:p><text:s/>31,192,73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40368.021" calcext:value-type="float">
            <text:p><text:s/>4,040,36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66052.715" calcext:value-type="float">
            <text:p><text:s/>1,766,05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74617.148" calcext:value-type="float">
            <text:p><text:s/>474,61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10736.609" calcext:value-type="float">
            <text:p><text:s/>510,73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68408.268" calcext:value-type="float">
            <text:p><text:s/>968,40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72897.875" calcext:value-type="float">
            <text:p><text:s/>972,89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0482.554" calcext:value-type="float">
            <text:p><text:s/>330,48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059604.174" calcext:value-type="float">
            <text:p><text:s/>5,059,60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727223.94" calcext:value-type="float">
            <text:p><text:s/>3,727,224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3342338.911" calcext:value-type="float">
            <text:p><text:s/>13,342,339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32945803.236" calcext:value-type="float">
            <text:p><text:s/>32,945,80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6824465.26" calcext:value-type="float">
            <text:p><text:s/>36,824,465 <text:s/></text:p>
          </table:table-cell>
          <table:table-cell table:style-name="ce57" office:value-type="float" office:value="10607945.491" calcext:value-type="float">
            <text:p><text:s/>10,607,945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6824465.26" calcext:value-type="float">
            <text:p><text:s/>36,824,465 <text:s/></text:p>
          </table:table-cell>
          <table:table-cell table:style-name="ce57" office:value-type="float" office:value="10607945.491" calcext:value-type="float">
            <text:p><text:s/>10,607,945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7年(西元1998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70097" calcext:value-type="float">
            <text:p><text:s/>70,097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70097" calcext:value-type="float">
            <text:p><text:s/>70,097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70097" calcext:value-type="float">
            <text:p><text:s/>70,097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70097" calcext:value-type="float">
            <text:p><text:s/>70,097 <text:s/></text:p>
          </table:table-cell>
          <table:table-cell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2102.91" calcext:value-type="float">
            <text:p><text:s/>2,103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102.91" calcext:value-type="float">
            <text:p><text:s/>2,103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67994.09" calcext:value-type="float">
            <text:p><text:s/>67,994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